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011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873cm"/>
      <style:paragraph-properties style:writing-mode="lr-tb"/>
    </style:style>
    <style:style style:name="gr6" style:family="graphic" style:parent-style-name="standard">
      <style:graphic-properties draw:fill-color="#168253" draw:textarea-horizontal-align="justify" draw:textarea-vertical-align="middle" draw:auto-grow-height="false" fo:min-height="1.356cm" fo:min-width="1.36cm"/>
      <style:paragraph-properties style:writing-mode="lr-tb"/>
    </style:style>
    <style:style style:name="gr7" style:family="graphic" style:parent-style-name="standard">
      <style:graphic-properties draw:fill-color="#168253" draw:textarea-horizontal-align="justify" draw:textarea-vertical-align="middle" draw:auto-grow-height="false" fo:min-height="1.356cm" fo:min-width="1.106cm"/>
      <style:paragraph-properties style:writing-mode="lr-tb"/>
    </style:style>
    <style:style style:name="gr8" style:family="graphic" style:parent-style-name="standard">
      <style:graphic-properties draw:fill-color="#ff8000" draw:textarea-horizontal-align="justify" draw:textarea-vertical-align="middle" draw:auto-grow-height="false" fo:min-height="1.356cm" fo:min-width="1.106cm"/>
      <style:paragraph-properties style:writing-mode="lr-tb"/>
    </style:style>
    <style:style style:name="gr9" style:family="graphic" style:parent-style-name="standard">
      <style:graphic-properties draw:fill-color="#ffd428" draw:textarea-horizontal-align="justify" draw:textarea-vertical-align="middle" draw:auto-grow-height="false" fo:min-height="1.356cm" fo:min-width="2.122cm"/>
      <style:paragraph-properties style:writing-mode="lr-tb"/>
    </style:style>
    <style:style style:name="gr10" style:family="graphic" style:parent-style-name="standard">
      <style:graphic-properties draw:fill-color="#ff8000" draw:textarea-horizontal-align="justify" draw:textarea-vertical-align="middle" draw:auto-grow-height="false" fo:min-height="1.356cm" fo:min-width="1.462cm"/>
      <style:paragraph-properties style:writing-mode="lr-tb"/>
    </style:style>
    <style:style style:name="gr11" style:family="graphic" style:parent-style-name="standard">
      <style:graphic-properties draw:fill-color="#168253" draw:textarea-horizontal-align="justify" draw:textarea-vertical-align="middle" draw:auto-grow-height="false" fo:min-height="1.356cm" fo:min-width="2.122cm"/>
      <style:paragraph-properties style:writing-mode="lr-tb"/>
    </style:style>
    <style:style style:name="gr12" style:family="graphic" style:parent-style-name="standard">
      <style:graphic-properties draw:fill-color="#5983b0" draw:textarea-horizontal-align="justify" draw:textarea-vertical-align="middle" draw:auto-grow-height="false" fo:min-height="1.356cm" fo:min-width="11.012cm"/>
      <style:paragraph-properties style:writing-mode="lr-tb"/>
    </style:style>
    <style:style style:name="gr13" style:family="graphic" style:parent-style-name="standard">
      <style:graphic-properties draw:fill-color="#3465a4" draw:textarea-horizontal-align="justify" draw:textarea-vertical-align="middle" draw:auto-grow-height="false" fo:min-height="1.356cm" fo:min-width="1.36cm"/>
      <style:paragraph-properties style:writing-mode="lr-tb"/>
    </style:style>
    <style:style style:name="gr14" style:family="graphic" style:parent-style-name="standard">
      <style:graphic-properties draw:fill-color="#ff8000" draw:textarea-horizontal-align="justify" draw:textarea-vertical-align="middle" draw:auto-grow-height="false" fo:min-height="1.356cm" fo:min-width="2.122cm"/>
      <style:paragraph-properties style:writing-mode="lr-tb"/>
    </style:style>
    <style:style style:name="gr15" style:family="graphic" style:parent-style-name="standard">
      <style:graphic-properties draw:fill-color="#729fcf" draw:textarea-horizontal-align="justify" draw:textarea-vertical-align="middle" draw:auto-grow-height="false" fo:min-height="1.356cm" fo:min-width="4.408cm"/>
      <style:paragraph-properties style:writing-mode="lr-tb"/>
    </style:style>
    <style:style style:name="gr16" style:family="graphic" style:parent-style-name="standard">
      <style:graphic-properties draw:fill-color="#dee6ef" draw:textarea-horizontal-align="justify" draw:textarea-vertical-align="middle" draw:auto-grow-height="false" fo:min-height="1.356cm" fo:min-width="5.17cm"/>
      <style:paragraph-properties style:writing-mode="lr-tb"/>
    </style:style>
    <style:style style:name="gr17" style:family="graphic" style:parent-style-name="standard">
      <style:graphic-properties draw:fill-color="#ff6d6d" draw:textarea-horizontal-align="justify" draw:textarea-vertical-align="middle" draw:auto-grow-height="false" fo:min-height="1.356cm" fo:min-width="24.728cm"/>
      <style:paragraph-properties style:writing-mode="lr-tb"/>
    </style:style>
    <style:style style:name="gr18" style:family="graphic" style:parent-style-name="standard">
      <style:graphic-properties draw:fill-color="#168253" draw:textarea-horizontal-align="justify" draw:textarea-vertical-align="middle" draw:auto-grow-height="false" fo:min-height="0.438cm" fo:min-width="0.442cm"/>
      <style:paragraph-properties style:writing-mode="lr-tb"/>
    </style:style>
    <style:style style:name="gr19" style:family="graphic" style:parent-style-name="standard">
      <style:graphic-properties draw:fill-color="#ff8000" draw:textarea-horizontal-align="justify" draw:textarea-vertical-align="middle" draw:auto-grow-height="false" fo:min-height="0.668cm" fo:min-width="0.418cm"/>
      <style:paragraph-properties style:writing-mode="lr-tb"/>
    </style:style>
    <style:style style:name="gr20" style:family="graphic" style:parent-style-name="standard">
      <style:graphic-properties draw:fill-color="#ffd428" draw:textarea-horizontal-align="justify" draw:textarea-vertical-align="middle" draw:auto-grow-height="false" fo:min-height="0.668cm" fo:min-width="0.41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437cm" fo:min-width="1.848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437cm" fo:min-width="1.623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437cm" fo:min-width="0.662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437cm" fo:min-width="1.276cm"/>
      <style:paragraph-properties style:writing-mode="lr-tb"/>
    </style:style>
    <style:style style:name="gr25" style:family="graphic" style:parent-style-name="standard">
      <style:graphic-properties draw:fill-color="#dddddd" draw:textarea-horizontal-align="justify" draw:textarea-vertical-align="middle" draw:auto-grow-height="false" fo:min-height="0.21cm" fo:min-width="24.598cm"/>
      <style:paragraph-properties style:writing-mode="lr-tb"/>
    </style:style>
    <style:style style:name="gr26" style:family="graphic" style:parent-style-name="standard" style:list-style-name="L2">
      <style:graphic-properties draw:stroke="none" svg:stroke-color="#000000" draw:fill="none" draw:fill-color="#ffffff" draw:auto-grow-height="true" draw:auto-grow-width="false" fo:max-height="0cm" fo:min-height="1.809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745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subtitle">
      <style:graphic-properties draw:fill-color="#ffffff" fo:min-height="12.1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3.863cm"/>
      <style:paragraph-properties style:writing-mode="lr-tb"/>
    </style:style>
    <style:style style:name="pr7" style:family="presentation" style:parent-style-name="Default-outline1" style:list-style-name="L2">
      <style:graphic-properties fo:min-height="8.884cm"/>
      <style:paragraph-properties style:writing-mode="lr-tb"/>
    </style:style>
    <style:style style:name="pr8" style:family="presentation" style:parent-style-name="Default-outline1" style:list-style-name="L2">
      <style:graphic-properties fo:min-height="8.884cm"/>
      <style:paragraph-properties style:writing-mode="lr-tb"/>
    </style:style>
    <style:style style:name="pr9" style:family="presentation" style:parent-style-name="Default-title" style:list-style-name="L1">
      <style:graphic-properties fo:min-height="2.629cm"/>
      <style:paragraph-properties style:writing-mode="lr-tb"/>
    </style:style>
    <style:style style:name="pr10" style:family="presentation" style:parent-style-name="Default-title" style:list-style-name="L1">
      <style:graphic-properties fo:min-height="2.629cm"/>
      <style:paragraph-properties style:writing-mode="lr-tb"/>
    </style:style>
    <style:style style:name="pr11" style:family="presentation" style:parent-style-name="Default-title" style:list-style-name="L1">
      <style:graphic-properties fo:min-height="2.629cm"/>
      <style:paragraph-properties style:writing-mode="lr-tb"/>
    </style:style>
    <style:style style:name="pr12" style:family="presentation" style:parent-style-name="Default-title">
      <style:graphic-properties fo:min-height="3.473cm"/>
      <style:paragraph-properties style:writing-mode="lr-tb"/>
    </style:style>
    <style:style style:name="P1" style:family="paragraph">
      <style:paragraph-properties style:writing-mode="lr-tb"/>
      <style:text-properties style:font-name="Frutiger Light Condensed"/>
    </style:style>
    <style:style style:name="P2" style:family="paragraph">
      <loext:graphic-properties draw:fill-color="#ffffff"/>
      <style:paragraph-properties style:writing-mode="lr-tb"/>
      <style:text-properties style:font-name="Frutiger Light Condensed"/>
    </style:style>
    <style:style style:name="P3" style:family="paragraph">
      <loext:graphic-properties draw:fill-color="#ffffff"/>
      <style:paragraph-properties style:writing-mode="lr-tb"/>
    </style:style>
    <style:style style:name="P4" style:family="paragraph">
      <style:paragraph-properties fo:text-align="start"/>
    </style:style>
    <style:style style:name="P5" style:family="paragraph">
      <style:paragraph-properties fo:text-align="start" style:writing-mode="lr-tb"/>
      <style:text-properties style:font-name="Frutiger Light Condensed"/>
    </style:style>
    <style:style style:name="P6" style:family="paragraph">
      <loext:graphic-properties draw:fill="none" draw:fill-color="#ffffff"/>
      <style:paragraph-properties style:writing-mode="lr-tb"/>
      <style:text-properties style:font-name="Frutiger Light Condensed" fo:font-size="10pt" style:font-size-asian="10pt" style:font-size-complex="10pt"/>
    </style:style>
    <style:style style:name="P7" style:family="paragraph">
      <style:paragraph-properties fo:margin-top="0.5cm" fo:margin-bottom="0cm"/>
    </style:style>
    <style:style style:name="P8" style:family="paragraph">
      <style:paragraph-properties fo:margin-top="0.4cm" fo:margin-bottom="0cm"/>
    </style:style>
    <style:style style:name="P9" style:family="paragraph">
      <style:paragraph-properties fo:text-align="start"/>
      <style:text-properties style:font-name="Frutiger Light Condensed"/>
    </style:style>
    <style:style style:name="P10" style:family="paragraph">
      <style:text-properties style:font-name="Frutiger Light Condensed"/>
    </style:style>
    <style:style style:name="P11" style:family="paragraph">
      <loext:graphic-properties draw:fill-color="#ffffff"/>
    </style:style>
    <style:style style:name="P12" style:family="paragraph">
      <style:text-properties style:font-name="Frutiger Light Condensed" fo:font-size="10pt" style:font-size-asian="10pt" style:font-size-complex="10pt"/>
    </style:style>
    <style:style style:name="P13" style:family="paragraph">
      <loext:graphic-properties draw:fill="none" draw:fill-color="#ffffff"/>
      <style:text-properties style:font-name="Frutiger Light Condensed" fo:font-size="10pt" style:font-size-asian="10pt" style:font-size-complex="10pt"/>
    </style:style>
    <style:style style:name="P14" style:family="paragraph">
      <style:paragraph-properties fo:margin-left="0cm" fo:margin-right="0cm" fo:margin-top="0.5cm" fo:margin-bottom="0cm" fo:line-height="100%" fo:text-indent="0cm"/>
      <style:text-properties style:font-name="Frutiger Light Condensed" fo:font-size="10pt" style:font-size-asian="10pt" style:font-size-complex="10pt"/>
    </style:style>
    <style:style style:name="P15" style:family="paragraph">
      <style:paragraph-properties fo:margin-top="0.5cm" fo:margin-bottom="0cm"/>
      <style:text-properties style:font-name="Frutiger Light Condensed"/>
    </style:style>
    <style:style style:name="P16" style:family="paragraph">
      <loext:graphic-properties draw:fill-color="#ffffff"/>
      <style:paragraph-properties style:writing-mode="lr-tb"/>
      <style:text-properties fo:font-size="20pt"/>
    </style:style>
    <style:style style:name="P17" style:family="paragraph">
      <loext:graphic-properties draw:fill="none" draw:fill-color="#ffffff"/>
      <style:paragraph-properties style:writing-mode="lr-tb"/>
      <style:text-properties style:font-name="Frutiger Light Condensed" fo:font-size="18pt"/>
    </style:style>
    <style:style style:name="P18" style:family="paragraph">
      <style:paragraph-properties style:writing-mode="lr-tb"/>
      <style:text-properties fo:color="#c9211e" style:font-name="Frutiger Light Condensed"/>
    </style:style>
    <style:style style:name="P19" style:family="paragraph">
      <style:paragraph-properties fo:margin-top="0.5cm" fo:margin-bottom="0cm" fo:text-align="start" style:writing-mode="lr-tb"/>
    </style:style>
    <style:style style:name="P20" style:family="paragraph">
      <style:paragraph-properties fo:text-align="start" style:writing-mode="lr-tb"/>
    </style:style>
    <style:style style:name="P21" style:family="paragraph">
      <style:paragraph-properties fo:text-align="start" style:writing-mode="lr-tb"/>
      <style:text-properties style:font-name="Frutiger Light Condensed" fo:font-size="28pt" style:font-size-asian="28pt" style:font-size-complex="28pt"/>
    </style:style>
    <style:style style:name="P22" style:family="paragraph">
      <style:paragraph-properties fo:text-align="center" style:writing-mode="lr-tb"/>
      <style:text-properties style:font-name="Frutiger Light Condensed" fo:font-size="10pt" style:font-size-asian="10pt" style:font-size-complex="10pt"/>
    </style:style>
    <style:style style:name="P23" style:family="paragraph">
      <loext:graphic-properties draw:fill-color="#168253"/>
      <style:paragraph-properties fo:text-align="center" style:writing-mode="lr-tb"/>
      <style:text-properties style:font-name="Frutiger Light Condensed" fo:font-size="10pt" style:font-size-asian="10pt" style:font-size-complex="10pt"/>
    </style:style>
    <style:style style:name="P24" style:family="paragraph">
      <style:paragraph-properties fo:text-align="center" style:writing-mode="lr-tb"/>
      <style:text-properties style:font-name="Frutiger Light Condensed" fo:font-size="10pt"/>
    </style:style>
    <style:style style:name="P25" style:family="paragraph">
      <loext:graphic-properties draw:fill-color="#168253"/>
      <style:paragraph-properties fo:text-align="center" style:writing-mode="lr-tb"/>
      <style:text-properties style:font-name="Frutiger Light Condensed" fo:font-size="10pt"/>
    </style:style>
    <style:style style:name="P26" style:family="paragraph">
      <loext:graphic-properties draw:fill-color="#ff8000"/>
      <style:paragraph-properties fo:text-align="center" style:writing-mode="lr-tb"/>
      <style:text-properties style:font-name="Frutiger Light Condensed" fo:font-size="10pt"/>
    </style:style>
    <style:style style:name="P27" style:family="paragraph">
      <loext:graphic-properties draw:fill-color="#ffd428"/>
      <style:paragraph-properties fo:text-align="center" style:writing-mode="lr-tb"/>
      <style:text-properties style:font-name="Frutiger Light Condensed" fo:font-size="10pt"/>
    </style:style>
    <style:style style:name="P28" style:family="paragraph">
      <loext:graphic-properties draw:fill-color="#5983b0"/>
      <style:paragraph-properties fo:text-align="center" style:writing-mode="lr-tb"/>
      <style:text-properties style:font-name="Frutiger Light Condensed" fo:font-size="10pt" style:font-size-asian="10pt" style:font-size-complex="10pt"/>
    </style:style>
    <style:style style:name="P29" style:family="paragraph">
      <loext:graphic-properties draw:fill-color="#3465a4"/>
      <style:paragraph-properties fo:text-align="center" style:writing-mode="lr-tb"/>
      <style:text-properties style:font-name="Frutiger Light Condensed" fo:font-size="10pt" style:font-size-asian="10pt" style:font-size-complex="10pt"/>
    </style:style>
    <style:style style:name="P30" style:family="paragraph">
      <loext:graphic-properties draw:fill-color="#729fcf"/>
      <style:paragraph-properties fo:text-align="center" style:writing-mode="lr-tb"/>
      <style:text-properties style:font-name="Frutiger Light Condensed" fo:font-size="10pt" style:font-size-asian="10pt" style:font-size-complex="10pt"/>
    </style:style>
    <style:style style:name="P31" style:family="paragraph">
      <loext:graphic-properties draw:fill-color="#dee6ef"/>
      <style:paragraph-properties fo:text-align="center" style:writing-mode="lr-tb"/>
      <style:text-properties style:font-name="Frutiger Light Condensed" fo:font-size="10pt" style:font-size-asian="10pt" style:font-size-complex="10pt"/>
    </style:style>
    <style:style style:name="P32" style:family="paragraph">
      <loext:graphic-properties draw:fill-color="#ff6d6d"/>
      <style:paragraph-properties fo:text-align="center" style:writing-mode="lr-tb"/>
      <style:text-properties style:font-name="Frutiger Light Condensed" fo:font-size="10pt" style:font-size-asian="10pt" style:font-size-complex="10pt"/>
    </style:style>
    <style:style style:name="P33" style:family="paragraph">
      <style:paragraph-properties fo:text-align="center"/>
    </style:style>
    <style:style style:name="P34" style:family="paragraph">
      <loext:graphic-properties draw:fill-color="#dddddd"/>
      <style:paragraph-properties fo:text-align="center"/>
      <style:text-properties style:font-name="Frutiger Light Condensed" fo:font-size="10pt" style:font-size-asian="10pt" style:font-size-complex="10pt"/>
    </style:style>
    <style:style style:name="P35" style:family="paragraph">
      <style:paragraph-properties fo:margin-top="0.5cm" fo:margin-bottom="0cm" style:writing-mode="lr-tb"/>
      <style:text-properties style:font-name="Frutiger Light Condensed"/>
    </style:style>
    <style:style style:name="P36" style:family="paragraph">
      <style:paragraph-properties fo:margin-left="0cm" fo:margin-right="0cm" fo:margin-top="0.5cm" fo:margin-bottom="0cm" fo:line-height="100%" fo:text-indent="0cm"/>
    </style:style>
    <style:style style:name="P37" style:family="paragraph">
      <loext:graphic-properties draw:fill="none" draw:fill-color="#ffffff"/>
      <style:paragraph-properties fo:margin-left="0cm" fo:margin-right="0cm" fo:margin-top="0.5cm" fo:margin-bottom="0cm" fo:line-height="100%" fo:text-indent="0cm" style:writing-mode="lr-tb"/>
      <style:text-properties style:font-name="Frutiger Light Condensed" fo:font-size="10pt" style:font-size-asian="10pt" style:font-size-complex="10pt"/>
    </style:style>
    <style:style style:name="P38" style:family="paragraph">
      <style:paragraph-properties style:writing-mode="lr-tb"/>
    </style:style>
    <style:style style:name="T1" style:family="text">
      <style:text-properties style:font-name="Frutiger Light Condensed"/>
    </style:style>
    <style:style style:name="T2" style:family="text">
      <style:text-properties style:font-name="Frutiger Light Condensed" fo:font-size="10pt" style:font-size-asian="10pt" style:font-size-complex="10pt"/>
    </style:style>
    <style:style style:name="T3"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4" style:family="text">
      <style:text-properties style:font-name="Frutiger Light Condensed" fo:font-weight="bold" style:font-weight-asian="bold" style:font-weight-complex="bold"/>
    </style:style>
    <style:style style:name="T5"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style:letter-kerning="true" fo:background-color="transparent" style:font-name-asian="Noto Sans CJK SC" style:font-size-asian="32pt" style:font-style-asian="normal" style:font-name-complex="Lohit Devanagari" style:font-size-complex="32pt" style:font-style-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7" style:family="text">
      <style:text-properties fo:font-size="10pt" style:font-size-asian="10pt" style:font-size-complex="10pt"/>
    </style:style>
    <style:style style:name="T8" style:family="text">
      <style:text-properties fo:color="#c9211e"/>
    </style:style>
    <style:style style:name="T9" style:family="text">
      <style:text-properties fo:color="#000000" style:font-name="Frutiger Light Condensed" fo:font-size="10pt" style:font-size-asian="10pt" style:font-size-complex="10pt"/>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color="#c9211e" style:font-name="Frutiger Light Condensed"/>
    </style:style>
    <style:style style:name="T13" style:family="text">
      <style:text-properties style:font-name="Frutiger Light Condensed" fo:font-weight="normal" style:font-weight-asian="normal" style:font-weight-complex="normal"/>
    </style:style>
    <style:style style:name="T14" style:family="text">
      <style:text-properties style:font-name="Frutiger Light Condensed" fo:font-size="28pt" style:font-size-asian="28pt" style:font-size-complex="28pt"/>
    </style:style>
    <style:style style:name="T15" style:family="text">
      <style:text-properties style:font-name="Frutiger Light Condensed" fo:font-size="10pt"/>
    </style:style>
    <style:style style:name="T16" style:family="text">
      <style:text-properties fo:font-variant="normal" fo:text-transform="none" style:use-window-font-color="true" style:text-outline="false" style:text-line-through-style="none" style:text-line-through-type="none" style:font-name="Frutiger Light Condensed"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7" style:family="text">
      <style:text-properties style:font-name="Frutiger Light Condensed" fo:font-size="10pt" fo:font-weight="normal" style:font-size-asian="10pt" style:font-weight-asian="normal" style:font-size-complex="10pt" style:font-weight-complex="normal"/>
    </style:style>
    <style:style style:name="T18" style:family="text">
      <style:text-properties style:font-name="Frutiger Light Condensed" fo:font-size="10pt" fo:font-weight="bold" style:font-size-asian="10pt" style:font-weight-asian="bold" style:font-size-complex="10pt" style:font-weight-complex="bold"/>
    </style:style>
    <style:style style:name="T19"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20" style:family="text">
      <style:text-properties fo:color="#000000" style:font-name="Frutiger Light Condensed"/>
    </style:style>
    <style:style style:name="T21" style:family="text">
      <style:text-properties fo:color="#c9211e" style:font-name="Frutiger Light Condensed" fo:font-weight="normal" style:font-weight-asian="normal" style:font-weight-complex="normal"/>
    </style:style>
    <style:style style:name="T22" style:family="text">
      <style:text-properties fo:color="#000000" style:font-name="Frutiger Light Condensed" fo:font-weight="normal" style:font-weight-asian="normal" style:font-weight-complex="normal"/>
    </style:style>
    <style:style style:name="T23" style:family="text">
      <style:text-properties fo:color="#000000" style:font-name="Frutiger Light Condensed" fo:font-weight="bold" style:font-weight-asian="bold" style:font-weight-complex="bold"/>
    </style:style>
    <style:style style:name="T24" style:family="text">
      <style:text-properties fo:color="#c9211e" style:font-name="Frutiger Light Condensed" fo:font-weight="bold" style:font-weight-asian="bold" style:font-weight-complex="bold"/>
    </style:style>
    <style:style style:name="T25" style:family="text">
      <style:text-properties style:text-line-through-style="none" style:text-line-through-type="none" style:font-name="Frutiger Light Condensed" fo:font-size="10pt" style:font-size-asian="10pt" style:font-size-complex="10pt"/>
    </style:style>
    <style:style style:name="T26" style:family="text">
      <style:text-properties fo:font-variant="normal" fo:text-transform="none" style:use-window-font-color="true" style:text-outline="false" style:text-line-through-style="none" style:text-line-through-type="none"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text:span text:style-name="T1">Ras</text:span><text:span text:style-name="T1">teri</text:span><text:span text:style-name="T1">zati</text:span><text:span text:style-name="T1">on-</text:span><text:span text:style-name="T1">bas</text:span><text:span text:style-name="T1">ed </text:span><text:span text:style-name="T1">ren</text:span><text:span text:style-name="T1">deri</text:span><text:span text:style-name="T1">ng</text:span></text:p>
          </draw:text-box>
        </draw:frame>
        <draw:frame presentation:style-name="pr2" draw:text-style-name="P2" draw:layer="layout" svg:width="25.199cm" svg:height="9.134cm" svg:x="1.4cm" svg:y="3.685cm" presentation:class="subtitle" presentation:placeholder="true" presentation:user-transformed="true">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2">
        <draw:frame presentation:style-name="pr4" draw:text-style-name="P2" draw:layer="layout" svg:width="25.199cm" svg:height="12.19cm" svg:x="1.4cm" svg:y="0.628cm" presentation:class="subtitle" presentation:user-transformed="true">
          <draw:text-box>
            <text:p><text:span text:style-name="T1">Gen</text:span><text:span text:style-name="T1">eral </text:span><text:span text:style-name="T1">abou</text:span><text:span text:style-name="T1">t </text:span><text:span text:style-name="T1">raste</text:span><text:span text:style-name="T1">rizati</text:span><text:span text:style-name="T1">on-</text:span><text:span text:style-name="T1">base</text:span><text:span text:style-name="T1">d </text:span><text:span text:style-name="T1">rend</text:span><text:span text:style-name="T1">ering</text:span></text:p>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3"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Ras</text:span><text:span text:style-name="T1">teri</text:span><text:span text:style-name="T1">zat</text:span><text:span text:style-name="T1">on-</text:span><text:span text:style-name="T1">bas</text:span><text:span text:style-name="T1">ed </text:span><text:span text:style-name="T1">ren</text:span><text:span text:style-name="T1">deri</text:span><text:span text:style-name="T1">ng</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Rasterization-based rendering is quite old method extensively used and researched still today (and will stay with us for some time as we will see).</text:span></text:p>
              </text:list-item>
              <text:list-item>
                <text:p><text:span text:style-name="T1">Techniques used to produce an image with this method were developed 1960-1980*</text:span></text:p>
              </text:list-item>
              <text:list-item>
                <text:p><text:span text:style-name="T1">Rasterization is method used by GPUs to produce images. Rasterization-based techniques for image generation are so fundamental that they are deeply integrated within the GPU hardware architecture</text:span></text:p>
              </text:list-item>
              <text:list-item>
                <text:p><text:span text:style-name="T1">GPUs changed a lot from their beginnings but fundamental methods they implement for generating images haven’t changed much. GPUs changed in efficiency and flexibility with some extensions. <text:s/>The pipeline and methods for generating images fundamentally stayed the same.</text:span></text:p>
              </text:list-item>
            </text:list>
          </draw:text-box>
        </draw:frame>
        <draw:frame draw:style-name="gr2" draw:text-style-name="P6" draw:layer="layout" svg:width="25.908cm" svg:height="0.687cm" svg:x="0.762cm" svg:y="14.224cm">
          <draw:text-box>
            <text:p><text:span text:style-name="T2">* </text:span><text:span text:style-name="T2">https://www.scra</text:span><text:span text:style-name="T2">tchapixel.com/le</text:span><text:span text:style-name="T2">ssons/3d-basic-</text:span><text:span text:style-name="T2">rendering/raster</text:span><text:span text:style-name="T2">ization-</text:span><text:span text:style-name="T2">practical-</text:span><text:span text:style-name="T2">implementation</text:span></text:p>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draw:frame presentation:style-name="pr6" draw:text-style-name="P5" draw:layer="layout" svg:width="25.199cm" svg:height="3.863cm" svg:x="1.4cm" svg:y="0.011cm" presentation:class="title" presentation:user-transformed="true">
          <draw:text-box>
            <text:p text:style-name="P4"><text:span text:style-name="T1">Ras</text:span><text:span text:style-name="T1">teri</text:span><text:span text:style-name="T1">zati</text:span><text:span text:style-name="T1">on: </text:span><text:span text:style-name="T1">sol</text:span><text:span text:style-name="T1">uti</text:span><text:span text:style-name="T1">on </text:span><text:span text:style-name="T1">to </text:span><text:span text:style-name="T1">visi</text:span><text:span text:style-name="T1">bilit</text:span><text:span text:style-name="T1">y </text:span><text:span text:style-name="T1">pro</text:span><text:span text:style-name="T1">ble</text:span><text:span text:style-name="T1">m</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When we introduced rendering, we divided it in two main tasks: visibility and shading.</text:span></text:p>
              </text:list-item>
              <text:list-item>
                <text:p><text:span text:style-name="T1">In raytracing-based rendering, we have seen that visibility can be divided into camera rays visibility (which objects are visible from camera) and secondary rays visibility (which surfaces are visible to each other during light transport in shading phase).</text:span></text:p>
              </text:list-item>
              <text:list-item>
                <text:p><text:span text:style-name="T1">Rasterization is another method for computing visibility. This method is extremely efficient for finding objects that are visible from camera and not very good when it comes to visibility needed for light transport.</text:span></text:p>
                <text:list>
                  <text:list-item>
                    <text:p><text:span text:style-name="T1">Rasterization and ray-tracing should produce the same images until the point the shading is applied</text:span></text:p>
                  </text:list-item>
                </text:list>
              </text:list-item>
              <text:list-item>
                <text:p text:style-name="P7"><text:span text:style-name="T3">Calculation of visibiliy using rasterizer as it was in </text:span><text:span text:style-name="T1">raytracing-based rendering, relies on geometrical techniques</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Re</text:span><text:span text:style-name="T1">min</text:span><text:span text:style-name="T1">der</text:span><text:span text:style-name="T1">: </text:span><text:span text:style-name="T1">ray</text:span><text:span text:style-name="T1">-</text:span><text:span text:style-name="T1">trac</text:span><text:span text:style-name="T1">ing</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Reminder: ray-tracing-based rendering starts from image plane, generates rays which are traced into scene and tested for intersections. This method is call </text:span><text:span text:style-name="T4">image centric</text:span><text:span text:style-name="T1"> and has two loops:</text:span></text:p>
                <text:list>
                  <text:list-item>
                    <text:p><text:span text:style-name="T1">Outer loop that iterates over all pixels (and generates ray)</text:span></text:p>
                  </text:list-item>
                  <text:list-item>
                    <text:p><text:span text:style-name="T1">Inner loop that iterates over all objects in 3D scene (and tests for intersection)</text:span></text:p>
                  </text:list-item>
                </text:list>
              </text:list-item>
              <text:list-item>
                <text:p><text:span text:style-name="T1">Now it is very important to do a quick recap on object shape representation. We discussed that ray-tracing based rendering can work with any shape representation as long as intersection of ray and the shape in question is defined. We also concluded (as it is done by almost all professional software) that user should be provided with shape representations which are easy to work with while renderer should be provided with the shape information which is tractable for rendering process.</text:span></text:p>
                <text:list>
                  <text:list-item>
                    <text:p text:style-name="P8"><text:span text:style-name="T1">Converting geometry to trangulated mesh makes process of rendering much simpler due to simplicity of triangle primitive.</text:span></text:p>
                  </text:list-item>
                  <text:list-item>
                    <text:p><text:span text:style-name="T1">Therefore, the shape representation which is almost always used for rendering purposes is </text:span><text:span text:style-name="T4">triangulated mesh</text:span><text:span text:style-name="T1">. Thus our rendering primitive is triangle and we will assume we always have triangulated mesh when we discuss rasterization-based rendering.</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draw:frame presentation:style-name="pr1" draw:text-style-name="P10" draw:layer="layout" svg:width="25.199cm" svg:height="2.629cm" svg:x="1.4cm" svg:y="0.628cm" presentation:class="title" presentation:user-transformed="true">
          <draw:text-box>
            <text:p text:style-name="P9"><text:span text:style-name="T1">Ras</text:span><text:span text:style-name="T1">teri</text:span><text:span text:style-name="T1">zati</text:span><text:span text:style-name="T1">on</text:span></text:p>
          </draw:text-box>
        </draw:frame>
        <draw:frame presentation:style-name="pr5" draw:layer="layout" svg:width="25.199cm" svg:height="9.134cm" svg:x="1.4cm" svg:y="3.685cm" presentation:class="outline" presentation:user-transformed="true">
          <draw:text-box>
            <text:list text:style-name="L2">
              <text:list-item>
                <text:p text:style-name="P7"><text:span text:style-name="T5">To solve the </text:span><text:span text:style-name="T6">visibility problem</text:span><text:span text:style-name="T3">, rasterization takes the opposite approach to ray-tracing – it starts </text:span><text:span text:style-name="T1">from objects (which are triangulated mesh) in 3D scene.</text:span></text:p>
              </text:list-item>
              <text:list-item>
                <text:p text:style-name="P7"><text:span text:style-name="T1">First, it projects triangles (which compose the object) onto image plane (e.g., perspective projection). This is done by multiplying triangle vertices with </text:span><text:span text:style-name="T4">projection matrix</text:span><text:span text:style-name="T1">. </text:span></text:p>
                <text:list>
                  <text:list-item>
                    <text:p><text:span text:style-name="T1">This will be done using perspective divide and remapping resulting coordinates to raster space.</text:span></text:p>
                  </text:list-item>
                </text:list>
              </text:list-item>
              <text:list-item>
                <text:p text:style-name="P7"><text:span text:style-name="T1">Secondly, a method is employed to compute which pixels of image plane are covered by the projected triangles. This is done by looping all pixels in the image and test if they lie within 2D triangles.</text:span></text:p>
              </text:list-item>
              <text:list-item>
                <text:p text:style-name="P7"><text:span text:style-name="T1">The resulting pixels from rasterization are used for shading (which is separate process from rasterization)</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1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draw:frame presentation:style-name="pr1" draw:text-style-name="P9" draw:layer="layout" svg:width="25.199cm" svg:height="2.629cm" svg:x="1.4cm" svg:y="0.628cm" presentation:class="title" presentation:user-transformed="true">
          <draw:text-box>
            <text:p text:style-name="P9">Rasterization*: algorithm</text:p>
          </draw:text-box>
        </draw:frame>
        <draw:frame presentation:style-name="pr5" draw:text-style-name="P10" draw:layer="layout" svg:width="25.199cm" svg:height="9.134cm" svg:x="1.4cm" svg:y="3.685cm" presentation:class="outline" presentation:user-transformed="true">
          <draw:text-box>
            <text:list text:style-name="L2">
              <text:list-item>
                <text:p text:style-name="P10">For each triangle** in the scene:</text:p>
                <text:list>
                  <text:list-item>
                    <text:p text:style-name="P10">Project vertices using perspective projection</text:p>
                  </text:list-item>
                  <text:list-item>
                    <text:p text:style-name="P10">For each pixel in the image:</text:p>
                    <text:list>
                      <text:list-item>
                        <text:p text:style-name="P10">Compute if pixel is inside the projected triangle</text:p>
                      </text:list-item>
                    </text:list>
                  </text:list-item>
                </text:list>
              </text:list-item>
              <text:list-item>
                <text:p text:style-name="P10">This algorihtm is object centric – it starts from object geometry and then uses image pixels.</text:p>
              </text:list-item>
              <text:list-item>
                <text:p text:style-name="P10">Represented algorithm is only the simplest form. In actual implementations, various optimizations are performed.</text:p>
                <text:list>
                  <text:list-item>
                    <text:p text:style-name="P10"><text:s/>For example, if two triangles overlap the same pixel(s) in the screen.</text:p>
                  </text:list-item>
                </text:list>
              </text:list-item>
            </text:list>
          </draw:text-box>
        </draw:frame>
        <draw:frame draw:style-name="gr3" draw:text-style-name="P13" draw:layer="layout" svg:width="27.178cm" svg:height="1.261cm" svg:x="0.508cm" svg:y="14.732cm">
          <draw:text-box>
            <text:p text:style-name="P12"><text:span text:style-name="T7">* Technically, </text:span><text:span text:style-name="T7">this process is </text:span><text:span text:style-name="T7">refers to as </text:span><text:span text:style-name="T7">rasterization of </text:span><text:span text:style-name="T7">the triangles </text:span><text:span text:style-name="T7">into and image </text:span><text:span text:style-name="T7">of frame buffer. </text:span><text:span text:style-name="T7">Term </text:span><text:span text:style-name="T7">rasterization </text:span><text:span text:style-name="T7">comes from the </text:span><text:span text:style-name="T7">fact that </text:span><text:span text:style-name="T7">triangles are </text:span><text:span text:style-name="T7">decomposed </text:span><text:span text:style-name="T7">into pixels of a </text:span><text:span text:style-name="T7">raster image.</text:span></text:p>
            <text:p text:style-name="P12"><text:span text:style-name="T7">** For </text:span><text:span text:style-name="T7">developing the </text:span><text:span text:style-name="T7">intuition; in </text:span><text:span text:style-name="T7">production, it is </text:span><text:span text:style-name="T7">often that </text:span><text:span text:style-name="T7">portion of scene </text:span><text:span text:style-name="T7">contains </text:span><text:span text:style-name="T7">millions of </text:span><text:span text:style-name="T7">triangles.</text:span></text:p>
          </draw:text-box>
        </draw:frame>
        <presentation:notes draw:style-name="dp2">
          <draw:page-thumbnail draw:style-name="gr1" draw:layer="layout" svg:width="19.798cm" svg:height="11.136cm" svg:x="0.6cm" svg:y="2.257cm" draw:page-number="7" presentation:class="page"/>
          <draw:frame presentation:style-name="pr3" draw:text-style-name="P1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draw:frame presentation:style-name="pr1" draw:text-style-name="P9" draw:layer="layout" svg:width="25.199cm" svg:height="2.629cm" svg:x="1.4cm" svg:y="0.628cm" presentation:class="title" presentation:user-transformed="true">
          <draw:text-box>
            <text:p text:style-name="P9">Rasterizer: hint on optimization</text:p>
          </draw:text-box>
        </draw:frame>
        <draw:frame presentation:style-name="pr5" draw:text-style-name="P10" draw:layer="layout" svg:width="25.199cm" svg:height="9.134cm" svg:x="1.4cm" svg:y="3.685cm" presentation:class="outline" presentation:user-transformed="true">
          <draw:text-box>
            <text:list text:style-name="L2">
              <text:list-item>
                <text:p text:style-name="P10">The naive implementation is looping through all pixels in the image even small numbers of pixels may be contained within triangle.</text:p>
              </text:list-item>
              <text:list-item>
                <text:p text:style-name="P10">Solution to this problem is computing the bounding box around the projected triangle and iterating only over pixels in this bounding box*.</text:p>
              </text:list-item>
              <text:list-item>
                <text:p text:style-name="P10"><text:span text:style-name="T8">&lt;IMAGE: bounding box&gt;</text:span></text:p>
              </text:list-item>
              <text:list-item>
                <text:p text:style-name="P10">Note: Idea of using bounding box to optimize algorithms that perform some kind of spatial search is often used in computer graphics. More general term for those are acceleration structures which are used in all stages of rendering.</text:p>
              </text:list-item>
            </text:list>
          </draw:text-box>
        </draw:frame>
        <draw:frame draw:style-name="gr4" draw:text-style-name="P13" draw:layer="layout" svg:width="27.432cm" svg:height="0.687cm" svg:x="0.254cm" svg:y="14.224cm">
          <draw:text-box>
            <text:p text:style-name="P14"><text:span text:style-name="T9">* In </text:span><text:span text:style-name="T9">practice, </text:span><text:span text:style-name="T9">even </text:span><text:span text:style-name="T9">more </text:span><text:span text:style-name="T9">optimiz</text:span><text:span text:style-name="T9">ations is </text:span><text:span text:style-name="T9">perform</text:span><text:span text:style-name="T9">ed, this </text:span><text:span text:style-name="T9">is just a </text:span><text:span text:style-name="T9">hint.</text:span></text:p>
          </draw:text-box>
        </draw:frame>
        <presentation:notes draw:style-name="dp2">
          <draw:page-thumbnail draw:style-name="gr1" draw:layer="layout" svg:width="19.798cm" svg:height="11.136cm" svg:x="0.6cm" svg:y="2.257cm" draw:page-number="8" presentation:class="page"/>
          <draw:frame presentation:style-name="pr3" draw:text-style-name="P11"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draw:frame presentation:style-name="pr1" draw:text-style-name="P9" draw:layer="layout" svg:width="25.199cm" svg:height="2.629cm" svg:x="1.4cm" svg:y="0.628cm" presentation:class="title" presentation:user-transformed="true">
          <draw:text-box>
            <text:p text:style-name="P9">Storing results</text:p>
          </draw:text-box>
        </draw:frame>
        <draw:frame presentation:style-name="pr5" draw:text-style-name="P10" draw:layer="layout" svg:width="25.199cm" svg:height="9.134cm" svg:x="1.4cm" svg:y="3.685cm" presentation:class="outline" presentation:user-transformed="true">
          <draw:text-box>
            <text:list text:style-name="L2">
              <text:list-item>
                <text:p text:style-name="P10">Similarly as in raytracing, we aim to obtain an image using rasterization-based rendering.</text:p>
              </text:list-item>
              <text:list-item>
                <text:p text:style-name="P10">Once rasterization is performed, shading takes place for found pixels and those are stored in so called <text:span text:style-name="T10">frame-buffer</text:span> </text:p>
              </text:list-item>
              <text:list-item>
                <text:p text:style-name="P10">Frame-buffer is 2D array of colors that has the size of the image.</text:p>
              </text:list-item>
              <text:list-item>
                <text:p text:style-name="P10">Frame-buffer is initialized before rendering (e.g., setting all colors to black), pixels that overlap the triangle (rasterization) are recorded as colors in framebuffer (shading).</text:p>
              </text:list-item>
              <text:list-item>
                <text:p text:style-name="P10">When rendering is done, frame-buffer will contain the image of the scene visible from camera.</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1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draw:frame presentation:style-name="pr1" draw:text-style-name="P9" draw:layer="layout" svg:width="25.199cm" svg:height="2.629cm" svg:x="1.4cm" svg:y="0.628cm" presentation:class="title" presentation:user-transformed="true">
          <draw:text-box>
            <text:p text:style-name="P9">Rasterization: hint on visibility</text:p>
          </draw:text-box>
        </draw:frame>
        <draw:frame presentation:style-name="pr5" draw:text-style-name="P10" draw:layer="layout" svg:width="25.199cm" svg:height="9.134cm" svg:x="1.4cm" svg:y="3.685cm" presentation:class="outline" presentation:user-transformed="true">
          <draw:text-box>
            <text:list text:style-name="L2">
              <text:list-item>
                <text:p text:style-name="P10">As rasterizuation is solving the visibility problem, it needs to determine which surfaces of 3D objects are visible from camera.</text:p>
              </text:list-item>
              <text:list-item>
                <text:p text:style-name="P15">Often problem is that more than one triangle may overlap the same pixel in the image.</text:p>
              </text:list-item>
              <text:list-item>
                <text:p text:style-name="P10">Rasterization commonly employs method called <text:span text:style-name="T10">z-buffer or depth buffer.</text:span></text:p>
                <text:list>
                  <text:list-item>
                    <text:p text:style-name="P10"><text:span text:style-name="T11">Similarly as frame buffer, this is another 2D array with same dimensions as image but instead of colors it contains array of floating point numbers.</text:span></text:p>
                  </text:list-item>
                  <text:list-item>
                    <text:p text:style-name="P10"><text:span text:style-name="T11">Before rendering, z-buffer is initialized to a very large number.</text:span></text:p>
                  </text:list-item>
                  <text:list-item>
                    <text:p text:style-name="P10"><text:span text:style-name="T11">When pixel overlaps the triangle, we read value stored in z-buffer at that pixel and use it for determining the visibility. When pixel Pi overlaps triangle Ti distance from camera to Ti is used and compared to depth buffer at pixel Pi and updated. When the same pixel Pi overlaps triangle Tj then again distance from camera to Tj is compared to depth buffer. If the distance is smaller then Tj is visible otherwise Ti is visible.</text:span></text:p>
                  </text:list-item>
                  <text:list-item>
                    <text:p text:style-name="P10">Z-buffer stores the distance of each pixel to the nearest object in the scene. </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3" draw:text-style-name="P11"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draw:frame presentation:style-name="pr1" draw:text-style-name="P10" draw:layer="layout" svg:width="25.199cm" svg:height="2.629cm" svg:x="1.4cm" svg:y="0.628cm" presentation:class="title" presentation:user-transformed="true">
          <draw:text-box>
            <text:p text:style-name="P9">Raytracing vs rasterization</text:p>
          </draw:text-box>
        </draw:frame>
        <draw:frame presentation:style-name="pr5" draw:text-style-name="P10" draw:layer="layout" svg:width="25.199cm" svg:height="9.134cm" svg:x="1.4cm" svg:y="3.685cm" presentation:class="outline" presentation:user-transformed="true">
          <draw:text-box>
            <text:list text:style-name="L2">
              <text:list-item>
                <text:p text:style-name="P10">Both algorithms are solving visibility</text:p>
              </text:list-item>
              <text:list-item>
                <text:p text:style-name="P10">Both are in principle simple</text:p>
              </text:list-item>
              <text:list-item>
                <text:p text:style-name="P10">In ray-tracing, computing ray is easy but computing intersection of ray with object is complex</text:p>
              </text:list-item>
              <text:list-item>
                <text:p text:style-name="P10">In rasterization, vertices of triangles are projected which is simple and fast as well as finding pixels covered by those triangles.</text:p>
              </text:list-item>
              <text:list-item>
                <text:p text:style-name="P10">When it comes to shading, ray-tracing-based approaches have more information to work with and are more intuitive way of producing advanced effect inherently.</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11"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A</text:span><text:span text:style-name="T1">p</text:span><text:span text:style-name="T1">pli</text:span><text:span text:style-name="T1">ca</text:span><text:span text:style-name="T1">ti</text:span><text:span text:style-name="T1">o</text:span><text:span text:style-name="T1">n </text:span><text:span text:style-name="T1">of </text:span><text:span text:style-name="T1">ra</text:span><text:span text:style-name="T1">st</text:span><text:span text:style-name="T1">er</text:span><text:span text:style-name="T1">iz</text:span><text:span text:style-name="T1">at</text:span><text:span text:style-name="T1">io</text:span><text:span text:style-name="T1">n</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Rasterization is very well suited for GPU</text:span></text:p>
              </text:list-item>
              <text:list-item>
                <text:p><text:span text:style-name="T1">Rasterization is commonly employed rendering technique on GPU - a graphics rendering pipeline which is the term used in real-time rendering.</text:span></text:p>
              </text:list-item>
              <text:list-item>
                <text:p><text:span text:style-name="T1">NOTE: Rasterization is only one part of graphics rendering pipeline (used for visibility calculation)</text:span></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16"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draw:frame presentation:style-name="pr6" draw:text-style-name="P5" draw:layer="layout" svg:width="25.199cm" svg:height="3.863cm" svg:x="1.4cm" svg:y="0.011cm" presentation:class="title" presentation:user-transformed="true">
          <draw:text-box>
            <text:p text:style-name="P4"><text:span text:style-name="T1">Pr</text:span><text:span text:style-name="T1">ac</text:span><text:span text:style-name="T1">tic</text:span><text:span text:style-name="T1">al </text:span><text:span text:style-name="T1">n</text:span><text:span text:style-name="T1">ot</text:span><text:span text:style-name="T1">e: </text:span><text:span text:style-name="T1">ra</text:span><text:span text:style-name="T1">st</text:span><text:span text:style-name="T1">er</text:span><text:span text:style-name="T1">iz</text:span><text:span text:style-name="T1">at</text:span><text:span text:style-name="T1">io</text:span><text:span text:style-name="T1">n-</text:span><text:span text:style-name="T1">b</text:span><text:span text:style-name="T1">as</text:span><text:span text:style-name="T1">e</text:span><text:span text:style-name="T1">d </text:span><text:span text:style-name="T1">re</text:span><text:span text:style-name="T1">n</text:span><text:span text:style-name="T1">d</text:span><text:span text:style-name="T1">er</text:span><text:span text:style-name="T1">er</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Rasterization-based rendering technique is deeply integrated in GPU hardware for rendering. Raytracing-based rendering is purely implemented on CPU.</text:span></text:p>
              </text:list-item>
              <text:list-item>
                <text:p><text:span text:style-name="T1">Rasterization-based rendering can also be completely implemented on CPU. For learning purposes this is useful to understand all the aspects of it. There are some special use-cases which also benefit from CPU implementation of rasterization based-rendering*.</text:span></text:p>
              </text:list-item>
              <text:list-item>
                <text:p><text:span text:style-name="T1">Almost all professional software which uses rasterization-based rendering is using GPU hardware implementation which can be further programmed using graphical APIs such as OpenGL, Vulkan, DirectX, Metal, etc.</text:span></text:p>
              </text:list-item>
            </text:list>
          </draw:text-box>
        </draw:frame>
        <draw:frame draw:style-name="gr5" draw:text-style-name="P17" draw:layer="layout" svg:width="27.178cm" svg:height="1.123cm" svg:x="0.508cm" svg:y="13.97cm">
          <draw:text-box>
            <text:p><text:span text:style-name="T2">* Cases </text:span><text:span text:style-name="T2">when </text:span><text:span text:style-name="T2">objects </text:span><text:span text:style-name="T2">that are </text:span><text:span text:style-name="T2">rendered </text:span><text:span text:style-name="T2">are </text:span><text:span text:style-name="T2">smaller </text:span><text:span text:style-name="T2">than pixel. </text:span><text:span text:style-name="T2">Those are </text:span><text:span text:style-name="T2">advanced </text:span><text:span text:style-name="T2">topics and </text:span><text:span text:style-name="T2">are </text:span><text:span text:style-name="T2">related to </text:span><text:span text:style-name="T2">point </text:span><text:span text:style-name="T2">rendering </text:span><text:span text:style-name="T2">(https://w</text:span><text:span text:style-name="T2">ww.cg.tuw</text:span><text:span text:style-name="T2">ien.ac.at/r</text:span><text:span text:style-name="T2">esearch/p</text:span><text:span text:style-name="T2">ublication</text:span><text:span text:style-name="T2">s/2022/SC</text:span><text:span text:style-name="T2">HUETZ-</text:span><text:span text:style-name="T2">2022-</text:span><text:span text:style-name="T2">PCC/) or </text:span><text:span text:style-name="T2">micropoly</text:span><text:span text:style-name="T2">gon </text:span><text:span text:style-name="T2">rendering </text:span><text:span text:style-name="T2">(</text:span><text:span text:style-name="T2"><text:a xlink:href="https://docs.unrealengine.com/5.0/en-US/nanite-virtualized-geometry-in-unreal-engine/" xlink:type="simple">https://docs.unrealengine.com/5.0/en-US/nanite-virtualized-geometry-in-unreal-engine/</text:a></text:span><text:span text:style-name="T2"> or </text:span><text:span text:style-name="T2">https://gra</text:span><text:span text:style-name="T2">phics.pixar</text:span><text:span text:style-name="T2">.com/librar</text:span><text:span text:style-name="T2">y/Reyes/)</text:span></text:p>
          </draw:text-box>
        </draw:frame>
        <presentation:notes draw:style-name="dp2">
          <draw:page-thumbnail draw:style-name="gr1" draw:layer="layout" svg:width="19.798cm" svg:height="11.136cm" svg:x="0.6cm" svg:y="2.257cm" draw:page-number="13" presentation:class="page"/>
          <draw:frame presentation:style-name="pr3" draw:text-style-name="P16"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
        <draw:frame presentation:style-name="pr6" draw:text-style-name="P1" draw:layer="layout" svg:width="25.199cm" svg:height="3.863cm" svg:x="1.4cm" svg:y="0.011cm" presentation:class="title" presentation:user-transformed="true">
          <draw:text-box>
            <text:p text:style-name="P4"><text:span text:style-name="T1">N</text:span><text:span text:style-name="T1">ot</text:span><text:span text:style-name="T1">e: </text:span><text:span text:style-name="T1">ev</text:span><text:span text:style-name="T1">ol</text:span><text:span text:style-name="T1">ut</text:span><text:span text:style-name="T1">io</text:span><text:span text:style-name="T1">n </text:span><text:span text:style-name="T1">of </text:span><text:span text:style-name="T1">gr</text:span><text:span text:style-name="T1">a</text:span><text:span text:style-name="T1">p</text:span><text:span text:style-name="T1">hi</text:span><text:span text:style-name="T1">cs </text:span><text:span text:style-name="T1">A</text:span><text:span text:style-name="T1">PI </text:span><text:span text:style-name="T1">a</text:span><text:span text:style-name="T1">n</text:span><text:span text:style-name="T1">d </text:span><text:span text:style-name="T1">h</text:span><text:span text:style-name="T1">ar</text:span><text:span text:style-name="T1">d</text:span><text:span text:style-name="T1">w</text:span><text:span text:style-name="T1">ar</text:span><text:span text:style-name="T1">e</text:span></text:p>
          </draw:text-box>
        </draw:frame>
        <draw:frame presentation:style-name="pr5" draw:text-style-name="P18" draw:layer="layout" svg:width="25.199cm" svg:height="9.134cm" svg:x="1.4cm" svg:y="3.685cm" presentation:class="outline" presentation:user-transformed="true">
          <draw:text-box>
            <text:list text:style-name="L2">
              <text:list-item>
                <text:p><text:span text:style-name="T12">RTR fig 3.5</text:span></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32">
        <draw:frame presentation:style-name="pr4" draw:text-style-name="P2" draw:layer="layout" svg:width="25.199cm" svg:height="12.19cm" svg:x="1.4cm" svg:y="0.628cm" presentation:class="subtitle" presentation:user-transformed="true">
          <draw:text-box>
            <text:p><text:span text:style-name="T1">Gr</text:span><text:span text:style-name="T1">ap</text:span><text:span text:style-name="T1">hic</text:span><text:span text:style-name="T1">s </text:span><text:span text:style-name="T1">ren</text:span><text:span text:style-name="T1">der</text:span><text:span text:style-name="T1">ing </text:span><text:span text:style-name="T1">pip</text:span><text:span text:style-name="T1">eli</text:span><text:span text:style-name="T1">ne </text:span><text:span text:style-name="T1">ov</text:span><text:span text:style-name="T1">erv</text:span><text:span text:style-name="T1">ie</text:span><text:span text:style-name="T1">w</text:span></text:p>
          </draw:text-box>
        </draw:frame>
        <presentation:notes draw:style-name="dp2">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Gr</text:span><text:span text:style-name="T1">a</text:span><text:span text:style-name="T1">p</text:span><text:span text:style-name="T1">hi</text:span><text:span text:style-name="T1">cs </text:span><text:span text:style-name="T1">re</text:span><text:span text:style-name="T1">n</text:span><text:span text:style-name="T1">d</text:span><text:span text:style-name="T1">er</text:span><text:span text:style-name="T1">in</text:span><text:span text:style-name="T1">g </text:span><text:span text:style-name="T1">pi</text:span><text:span text:style-name="T1">p</text:span><text:span text:style-name="T1">eli</text:span><text:span text:style-name="T1">n</text:span><text:span text:style-name="T1">e: </text:span><text:span text:style-name="T1">a </text:span><text:span text:style-name="T1">in</text:span><text:span text:style-name="T1">tr</text:span><text:span text:style-name="T1">o </text:span><text:span text:style-name="T1">n</text:span><text:span text:style-name="T1">ot</text:span><text:span text:style-name="T1">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For discussions on graphics rendering pipeline, we assume that all objects in 3D scene, that is, their shape is triangulated mesh.</text:span></text:p>
              </text:list-item>
              <text:list-item>
                <text:p text:style-name="P7"><text:span text:style-name="T3">When describing graphics </text:span><text:span text:style-name="T1">rendering pipeline, we will then focus on one triangle or one vertex – but keep in mind that this is also done for all triangles for all objects/models in 3D scene</text:span></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Gr</text:span><text:span text:style-name="T1">a</text:span><text:span text:style-name="T1">p</text:span><text:span text:style-name="T1">hi</text:span><text:span text:style-name="T1">cs </text:span><text:span text:style-name="T1">re</text:span><text:span text:style-name="T1">n</text:span><text:span text:style-name="T1">d</text:span><text:span text:style-name="T1">er</text:span><text:span text:style-name="T1">in</text:span><text:span text:style-name="T1">g </text:span><text:span text:style-name="T1">pi</text:span><text:span text:style-name="T1">p</text:span><text:span text:style-name="T1">eli</text:span><text:span text:style-name="T1">n</text:span><text:span text:style-name="T1">e</text:span></text:p>
          </draw:text-box>
        </draw:frame>
        <draw:frame presentation:style-name="pr5" draw:text-style-name="P1" draw:layer="layout" svg:width="25.199cm" svg:height="9.134cm" svg:x="1.4cm" svg:y="3.685cm" presentation:class="outline" presentation:user-transformed="true">
          <draw:text-box>
            <text:list text:style-name="L2">
              <text:list-item>
                <text:p text:style-name="P19"><text:span text:style-name="T3">Main function of g</text:span><text:span text:style-name="T1">raphics rendering pipeline (shortly pipeline) is to render a 2D image from 3D scene (objects, lights, cameras)</text:span></text:p>
              </text:list-item>
              <text:list-item>
                <text:p text:style-name="P19"><text:span text:style-name="T1">By now we have divieded rendering in two main stages:</text:span></text:p>
                <text:list>
                  <text:list-item>
                    <text:p text:style-name="P20"><text:span text:style-name="T1">Visibility calculation (which objects are visible from camera)</text:span></text:p>
                  </text:list-item>
                  <text:list-item>
                    <text:p text:style-name="P20"><text:span text:style-name="T1">Shading calculation (light-matter calculation and light transport)</text:span></text:p>
                  </text:list-item>
                </text:list>
              </text:list-item>
              <text:list-item>
                <text:p text:style-name="P20"><text:span text:style-name="T1">Graphics rendering pipeline is performing exactly those but decomposed in smaller steps or stages.</text:span></text:p>
                <text:list>
                  <text:list-item>
                    <text:p text:style-name="P20"><text:span text:style-name="T1">Input of any given stage depends on the output of previous stage</text:span></text:p>
                  </text:list-item>
                  <text:list-item>
                    <text:p text:style-name="P20"><text:span text:style-name="T1">Sequence of stages forms rendering pipeline</text:span></text:p>
                  </text:list-item>
                  <text:list-item>
                    <text:p text:style-name="P20"><text:span text:style-name="T1">Pipeline stages, although working in parallel, are stalled until slowest stage is finished. </text:span></text:p>
                  </text:list-item>
                  <text:list-item>
                    <text:p text:style-name="P20"><text:span text:style-name="T1">Slowest stage is said to be </text:span><text:span text:style-name="T4">bottleneck</text:span><text:span text:style-name="T1">. Stages which are waiting are called </text:span><text:span text:style-name="T4">starved</text:span><text:span text:style-name="T1">.</text:span></text:p>
                  </text:list-item>
                </text:list>
              </text:list-item>
            </text:list>
          </draw:text-box>
        </draw:fram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
        <draw:frame presentation:style-name="pr1" draw:text-style-name="P1" draw:layer="layout" svg:width="25.199cm" svg:height="2.629cm" svg:x="1.4cm" svg:y="0.628cm" presentation:class="title" presentation:user-transformed="true">
          <draw:text-box>
            <text:p text:style-name="P20"><text:span text:style-name="T1">Gr</text:span><text:span text:style-name="T1">a</text:span><text:span text:style-name="T1">p</text:span><text:span text:style-name="T1">hi</text:span><text:span text:style-name="T1">cs </text:span><text:span text:style-name="T1">re</text:span><text:span text:style-name="T1">n</text:span><text:span text:style-name="T1">d</text:span><text:span text:style-name="T1">er</text:span><text:span text:style-name="T1">in</text:span><text:span text:style-name="T1">g </text:span><text:span text:style-name="T1">pi</text:span><text:span text:style-name="T1">p</text:span><text:span text:style-name="T1">eli</text:span><text:span text:style-name="T1">n</text:span><text:span text:style-name="T1">e: </text:span><text:span text:style-name="T1">st</text:span><text:span text:style-name="T1">a</text:span><text:span text:style-name="T1">g</text:span><text:span text:style-name="T1">es</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Graphics rendering pipeline can be coarsely divided in four stages:</text:span></text:p>
                <text:list>
                  <text:list-item>
                    <text:p><text:span text:style-name="T1">Application</text:span></text:p>
                  </text:list-item>
                  <text:list-item>
                    <text:p><text:span text:style-name="T1">Geometry processing</text:span></text:p>
                  </text:list-item>
                  <text:list-item>
                    <text:p><text:span text:style-name="T1">Rasterization</text:span></text:p>
                  </text:list-item>
                  <text:list-item>
                    <text:p><text:span text:style-name="T1">Pixel processing</text:span></text:p>
                  </text:list-item>
                </text:list>
              </text:list-item>
              <text:list-item>
                <text:p><text:span text:style-name="T1">Each of the stages is usually pipeline itself: each consists of several substages.</text:span></text:p>
              </text:list-item>
              <text:list-item>
                <text:p><text:span text:style-name="T13">Certain stages are fixed, some are configurable to certain extent and some are fully programmable. Trend is towards programmability and flexibility. </text:span></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
        <draw:frame presentation:style-name="pr1" draw:text-style-name="P21" draw:layer="layout" svg:width="25.199cm" svg:height="2.629cm" svg:x="1.4cm" svg:y="0.628cm" presentation:class="title" presentation:user-transformed="true">
          <draw:text-box>
            <text:p text:style-name="P4"><text:span text:style-name="T14">Gra</text:span><text:span text:style-name="T14">phi</text:span><text:span text:style-name="T14">cs </text:span><text:span text:style-name="T14">ren</text:span><text:span text:style-name="T14">deri</text:span><text:span text:style-name="T14">ng </text:span><text:span text:style-name="T14">pip</text:span><text:span text:style-name="T14">elin</text:span><text:span text:style-name="T14">e </text:span><text:span text:style-name="T14">ove</text:span><text:span text:style-name="T14">rvie</text:span><text:span text:style-name="T14">w</text:span></text:p>
          </draw:text-box>
        </draw:frame>
        <draw:custom-shape draw:style-name="gr6" draw:text-style-name="P23" draw:layer="layout" svg:width="2.032cm" svg:height="1.778cm" svg:x="3.808cm" svg:y="8.466cm">
          <text:p text:style-name="P22"><text:span text:style-name="T2">Vertex </text:span></text:p>
          <text:p text:style-name="P22"><text:span text:style-name="T2">sh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5" draw:layer="layout" svg:width="2.032cm" svg:height="1.778cm" svg:x="6.094cm" svg:y="8.466cm">
          <text:p text:style-name="P24"><text:span text:style-name="T15">Tessell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5" draw:layer="layout" svg:width="1.778cm" svg:height="1.778cm" svg:x="8.38cm" svg:y="8.466cm">
          <text:p text:style-name="P24"><text:span text:style-name="T15">Geometry </text:span></text:p>
          <text:p text:style-name="P24"><text:span text:style-name="T15">sh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6" draw:layer="layout" svg:width="1.778cm" svg:height="1.778cm" svg:x="10.466cm" svg:y="8.466cm">
          <text:p text:style-name="P24"><text:span text:style-name="T15">Cli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7" draw:layer="layout" svg:width="2.794cm" svg:height="1.778cm" svg:x="12.598cm" svg:y="8.466cm">
          <text:p text:style-name="P24"><text:span text:style-name="T15">Screen 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6" draw:layer="layout" svg:width="2.134cm" svg:height="1.778cm" svg:x="15.546cm" svg:y="8.466cm">
          <text:p text:style-name="P24"><text:span text:style-name="T15">Triangle set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5" draw:layer="layout" svg:width="2.794cm" svg:height="1.778cm" svg:x="20.994cm" svg:y="8.466cm">
          <text:p text:style-name="P24"><text:span text:style-name="T15">Pixel sh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3" draw:layer="layout" svg:width="2.032cm" svg:height="1.778cm" svg:x="1.554cm" svg:y="8.466cm">
          <text:p text:style-name="P22"><text:span text:style-name="T2">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8" draw:layer="layout" svg:width="11.684cm" svg:height="1.778cm" svg:x="3.71cm" svg:y="6.434cm">
          <text:p text:style-name="P22"><text:span text:style-name="T2">Geometry 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9" draw:layer="layout" svg:width="2.032cm" svg:height="1.778cm" svg:x="1.424cm" svg:y="6.434cm">
          <text:p text:style-name="P22"><text:span text:style-name="T2">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6" draw:layer="layout" svg:width="2.794cm" svg:height="1.778cm" svg:x="17.947cm" svg:y="8.467cm">
          <text:p text:style-name="P24"><text:span text:style-name="T15">Triangle</text:span></text:p>
          <text:p text:style-name="P24"><text:span text:style-name="T15"><text:s/></text:span><text:span text:style-name="T15">travers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0" draw:layer="layout" svg:width="5.08cm" svg:height="1.778cm" svg:x="15.648cm" svg:y="6.434cm">
          <text:p text:style-name="P22"><text:span text:style-name="T2">Raster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31" draw:layer="layout" svg:width="5.842cm" svg:height="1.778cm" svg:x="20.982cm" svg:y="6.434cm">
          <text:p text:style-name="P22"><text:span text:style-name="T2">Pixel 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2" draw:layer="layout" svg:width="25.4cm" svg:height="1.778cm" svg:x="1.424cm" svg:y="4.357cm">
          <text:p text:style-name="P22"><text:span text:style-name="T2">Graphics rendering pipel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3" draw:layer="layout" svg:width="1.016cm" svg:height="0.762cm" svg:x="1.524cm" svg:y="11.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6" draw:layer="layout" svg:width="1.016cm" svg:height="1.016cm" svg:x="1.524cm" svg:y="12.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7" draw:layer="layout" svg:width="2.794cm" svg:height="1.778cm" svg:x="23.976cm" svg:y="8.444cm">
          <text:p text:style-name="P24"><text:span text:style-name="T15">Merg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7" draw:layer="layout" svg:width="1.016cm" svg:height="1.016cm" svg:x="1.524cm" svg:y="13.8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6" draw:layer="layout" svg:width="2.348cm" svg:height="0.687cm" svg:x="2.54cm" svg:y="11.605cm">
          <draw:text-box>
            <text:p><text:span text:style-name="T2">Programm</text:span><text:span text:style-name="T2">able</text:span></text:p>
          </draw:text-box>
        </draw:frame>
        <draw:frame draw:style-name="gr22" draw:text-style-name="P6" draw:layer="layout" svg:width="2.123cm" svg:height="0.687cm" svg:x="2.478cm" svg:y="12.775cm">
          <draw:text-box>
            <text:p><text:span text:style-name="T2">Configura</text:span><text:span text:style-name="T2">ble</text:span></text:p>
          </draw:text-box>
        </draw:frame>
        <draw:frame draw:style-name="gr23" draw:text-style-name="P6" draw:layer="layout" svg:width="1.162cm" svg:height="0.687cm" svg:x="2.449cm" svg:y="13.97cm">
          <draw:text-box>
            <text:p><text:span text:style-name="T2">Fixed</text:span></text:p>
          </draw:text-box>
        </draw:frame>
        <draw:frame draw:style-name="gr24" draw:text-style-name="P6" draw:layer="layout" svg:width="1.776cm" svg:height="0.687cm" svg:x="6.098cm" svg:y="9.398cm">
          <draw:text-box>
            <text:p><text:span text:style-name="T2">(Optional)</text:span></text:p>
          </draw:text-box>
        </draw:frame>
        <draw:frame draw:style-name="gr24" draw:text-style-name="P6" draw:layer="layout" svg:width="1.776cm" svg:height="0.687cm" svg:x="8.38cm" svg:y="9.652cm">
          <draw:text-box>
            <text:p><text:span text:style-name="T2">(Optional)</text:span></text:p>
          </draw:text-box>
        </draw:frame>
        <draw:custom-shape draw:style-name="gr25" draw:text-style-name="P34" draw:layer="layout" svg:width="25.146cm" svg:height="0.508cm" svg:x="1.524cm" svg:y="10.414cm">
          <text:p text:style-name="P33"><text:span text:style-name="T2">Compute sh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8cm" svg:height="11.136cm" svg:x="0.6cm" svg:y="2.257cm" draw:page-number="19" presentation:class="page"/>
          <draw:frame presentation:style-name="pr3" draw:text-style-name="P16"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A </text:span><text:span text:style-name="T1">n</text:span><text:span text:style-name="T1">ot</text:span><text:span text:style-name="T1">e </text:span><text:span text:style-name="T1">o</text:span><text:span text:style-name="T1">n </text:span><text:span text:style-name="T1">h</text:span><text:span text:style-name="T1">ar</text:span><text:span text:style-name="T1">d</text:span><text:span text:style-name="T1">w</text:span><text:span text:style-name="T1">ar</text:span><text:span text:style-name="T1">e</text:span></text:p>
          </draw:text-box>
        </draw:frame>
        <draw:frame presentation:style-name="pr7" draw:text-style-name="P35" draw:layer="layout" svg:width="25.199cm" svg:height="9.134cm" svg:x="1.4cm" svg:y="3.685cm" presentation:class="outline" presentation:user-transformed="true">
          <draw:text-box>
            <text:list text:style-name="L2">
              <text:list-item>
                <text:p text:style-name="P7"><text:span text:style-name="T1">Note that there is difference between </text:span><text:span text:style-name="T4">functional stages –</text:span><text:span text:style-name="T13"> task to be performed but not how and </text:span><text:span text:style-name="T4">implemented stages –</text:span><text:span text:style-name="T13"> how are functional stages implemented in hardware and exposed to the user as API.</text:span></text:p>
              </text:list-item>
              <text:list-item>
                <text:p text:style-name="P7"><text:span text:style-name="T13">We will describe </text:span><text:span text:style-name="T4">logical model of GPU</text:span><text:span text:style-name="T13"> – the one that is exposed to you as a programmer by API. Physical model is up to the hardware vendor.</text:span></text:p>
              </text:list-item>
              <text:list-item>
                <text:p text:style-name="P7"><text:span text:style-name="T3">CPU implements application stage. GPU</text:span><text:span text:style-name="T13">* implements conceptual geometry processing, rasterization and pixel processing stage.</text:span></text:p>
                <text:list>
                  <text:list-item>
                    <text:p><text:span text:style-name="T13">CPUs are optimized for various data structures and large code bases, they can have multiple cores but in mostly serial fashion (SIMD processing is exception)</text:span></text:p>
                  </text:list-item>
                  <text:list-item>
                    <text:p><text:span text:style-name="T13">GPUs are dedicated to large set of processors called </text:span><text:span text:style-name="T4">shader cores –</text:span><text:span text:style-name="T13"> small processors that do independent and isolated task (no information sharing and shared writable memory) in a massively parallel fashion**.</text:span></text:p>
                  </text:list-item>
                </text:list>
              </text:list-item>
            </text:list>
          </draw:text-box>
        </draw:frame>
        <draw:frame draw:style-name="gr26" draw:text-style-name="P37" draw:layer="layout" svg:width="26.924cm" svg:height="2.059cm" svg:x="0.508cm" svg:y="13.971cm">
          <draw:text-box>
            <text:p text:style-name="P36"><text:span text:style-name="T16">* </text:span><text:span text:style-name="T17">GPU – </text:span><text:span text:style-name="T17">graphics </text:span><text:span text:style-name="T17">processin</text:span><text:span text:style-name="T17">g unit, </text:span><text:span text:style-name="T17">term </text:span><text:span text:style-name="T17">coined by </text:span><text:span text:style-name="T17">NVIDIA to </text:span><text:span text:style-name="T17">differentia</text:span><text:span text:style-name="T17">te </text:span><text:span text:style-name="T17">GeForce </text:span><text:span text:style-name="T17">256 from </text:span><text:span text:style-name="T17">previous </text:span><text:span text:style-name="T17">rasterizati</text:span><text:span text:style-name="T17">on chips. </text:span><text:span text:style-name="T17">From then </text:span><text:span text:style-name="T17">on, this </text:span><text:span text:style-name="T17">term is </text:span><text:span text:style-name="T17">still used.</text:span></text:p>
            <text:p text:style-name="P36"><text:span text:style-name="T17">** </text:span><text:span text:style-name="T17">Memory </text:span><text:span text:style-name="T17">access </text:span><text:span text:style-name="T17">and </text:span><text:span text:style-name="T17">transfer is </text:span><text:span text:style-name="T17">huge topic </text:span><text:span text:style-name="T17">and </text:span><text:span text:style-name="T17">efficient </text:span><text:span text:style-name="T17">handling </text:span><text:span text:style-name="T17">of data </text:span><text:span text:style-name="T17">transfer </text:span><text:span text:style-name="T17">from CPU </text:span><text:span text:style-name="T17">memory </text:span><text:span text:style-name="T17">to GPU </text:span><text:span text:style-name="T17">memory is </text:span><text:span text:style-name="T17">important </text:span><text:span text:style-name="T17">for </text:span><text:span text:style-name="T17">efficient </text:span><text:span text:style-name="T17">rendering. </text:span><text:span text:style-name="T17">The term </text:span><text:span text:style-name="T17">latency </text:span><text:span text:style-name="T17">describes </text:span><text:span text:style-name="T17">how much </text:span><text:span text:style-name="T17">processor </text:span><text:span text:style-name="T17">must wait </text:span><text:span text:style-name="T17">for data </text:span><text:span text:style-name="T17">access.</text:span></text:p>
          </draw:text-box>
        </draw:frame>
        <presentation:notes draw:style-name="dp2">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1. </text:span><text:span text:style-name="T1">A</text:span><text:span text:style-name="T1">p</text:span><text:span text:style-name="T1">pli</text:span><text:span text:style-name="T1">ca</text:span><text:span text:style-name="T1">ti</text:span><text:span text:style-name="T1">o</text:span><text:span text:style-name="T1">n </text:span><text:span text:style-name="T1">st</text:span><text:span text:style-name="T1">a</text:span><text:span text:style-name="T1">g</text:span><text:span text:style-name="T1">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Driven by application (e.g., modeling tool) and typically implemented on CPU (optionally on multiple threads).</text:span></text:p>
              </text:list-item>
              <text:list-item>
                <text:p><text:span text:style-name="T1">Developer has full control over what happens in this stage and how it is implemented (thus executed on CPU*)</text:span></text:p>
                <text:list>
                  <text:list-item>
                    <text:p><text:span text:style-name="T1">Efficiency of this stage is propagated to further stages: e.g., sending less geometry on GPU</text:span></text:p>
                  </text:list-item>
                </text:list>
              </text:list-item>
              <text:list-item>
                <text:p><text:span text:style-name="T3">Application stage includes tasks such as:</text:span></text:p>
                <text:list>
                  <text:list-item>
                    <text:p><text:span text:style-name="T3">Taking care of user input from keyboard, mouse, etc. for interaction </text:span></text:p>
                  </text:list-item>
                  <text:list-item>
                    <text:p><text:span text:style-name="T3">Animation</text:span></text:p>
                  </text:list-item>
                  <text:list-item>
                    <text:p><text:span text:style-name="T1">physics simulation</text:span></text:p>
                  </text:list-item>
                  <text:list-item>
                    <text:p><text:span text:style-name="T1">collision detection – detection of collision between two objects and generating response</text:span></text:p>
                  </text:list-item>
                  <text:list-item>
                    <text:p><text:span text:style-name="T1">3D scene acceleration structures (e.g., culling algorithms) </text:span></text:p>
                  </text:list-item>
                  <text:list-item>
                    <text:p><text:span text:style-name="T1">others depending on application which subsequent stages of pipeline can not handle.</text:span></text:p>
                  </text:list-item>
                </text:list>
              </text:list-item>
              <text:list-item>
                <text:p text:style-name="P7"><text:span text:style-name="T1">Geometry to be rendered is sent to geometry processing stage – these are called rendering primitives (e.g., points, lines and triangles) which might end up on display device</text:span></text:p>
              </text:list-item>
            </text:list>
          </draw:text-box>
        </draw:frame>
        <draw:frame draw:style-name="gr5" draw:text-style-name="P6" draw:layer="layout" svg:width="26.416cm" svg:height="1.123cm" svg:x="0.762cm" svg:y="13.97cm">
          <draw:text-box>
            <text:p><text:span text:style-name="T2">*Some </text:span><text:span text:style-name="T2">applicatio</text:span><text:span text:style-name="T2">n work </text:span><text:span text:style-name="T2">can be </text:span><text:span text:style-name="T2">send to </text:span><text:span text:style-name="T2">GPU for </text:span><text:span text:style-name="T2">processin</text:span><text:span text:style-name="T2">g but not </text:span><text:span text:style-name="T2">as next </text:span><text:span text:style-name="T2">stage. This </text:span><text:span text:style-name="T2">kind of </text:span><text:span text:style-name="T2">mode is </text:span><text:span text:style-name="T2">called </text:span><text:span text:style-name="T18">compute </text:span><text:span text:style-name="T18">shader –</text:span><text:span text:style-name="T17"> </text:span><text:span text:style-name="T17">treats </text:span><text:span text:style-name="T17">GPU as </text:span><text:span text:style-name="T17">highly </text:span><text:span text:style-name="T17">parallel </text:span><text:span text:style-name="T17">general </text:span><text:span text:style-name="T17">processor </text:span><text:span text:style-name="T17">and not as </text:span><text:span text:style-name="T17">rendering </text:span><text:span text:style-name="T17">function.</text:span></text:p>
          </draw:text-box>
        </draw:frame>
        <presentation:notes draw:style-name="dp2">
          <draw:page-thumbnail draw:style-name="gr1" draw:layer="layout" svg:width="19.798cm" svg:height="11.136cm" svg:x="0.6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2. </text:span><text:span text:style-name="T1">G</text:span><text:span text:style-name="T1">e</text:span><text:span text:style-name="T1">o</text:span><text:span text:style-name="T1">m</text:span><text:span text:style-name="T1">et</text:span><text:span text:style-name="T1">ry </text:span><text:span text:style-name="T1">pr</text:span><text:span text:style-name="T1">oc</text:span><text:span text:style-name="T1">es</text:span><text:span text:style-name="T1">si</text:span><text:span text:style-name="T1">n</text:span><text:span text:style-name="T1">g </text:span><text:span text:style-name="T1">st</text:span><text:span text:style-name="T1">a</text:span><text:span text:style-name="T1">g</text:span><text:span text:style-name="T1">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Responsible for most of the per-triangle and per-vertex – geometry - operations</text:span></text:p>
                <text:list>
                  <text:list-item>
                    <text:p><text:span text:style-name="T1">Deals with transformations, projections and all other geometry handling</text:span></text:p>
                  </text:list-item>
                </text:list>
              </text:list-item>
              <text:list-item>
                <text:p><text:span text:style-name="T1">This stage computes what is drawn, how and where</text:span></text:p>
              </text:list-item>
              <text:list-item>
                <text:p><text:span text:style-name="T1">It is further divided into following functional stages:</text:span></text:p>
                <text:list>
                  <text:list-item>
                    <text:p><text:span text:style-name="T1">2.1. Vertex shading (vertex shader)</text:span></text:p>
                    <text:list>
                      <text:list-item>
                        <text:p><text:span text:style-name="T1"><text:s/></text:span><text:span text:style-name="T1">Projection</text:span></text:p>
                      </text:list-item>
                    </text:list>
                  </text:list-item>
                  <text:list-item>
                    <text:p text:style-name="P8"><text:span text:style-name="T19">2.2. Tessellation </text:span><text:span text:style-name="T1">shader</text:span></text:p>
                  </text:list-item>
                  <text:list-item>
                    <text:p><text:span text:style-name="T1">2.3. Geometry shader</text:span></text:p>
                  </text:list-item>
                  <text:list-item>
                    <text:p><text:span text:style-name="T1">2.4. Clipping</text:span></text:p>
                  </text:list-item>
                  <text:list-item>
                    <text:p><text:span text:style-name="T1">2.5. Screen mapping</text:span></text:p>
                  </text:list-item>
                </text:list>
              </text:list-item>
            </text:list>
          </draw:text-box>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2.</text:span><text:span text:style-name="T1">1. </text:span><text:span text:style-name="T1">V</text:span><text:span text:style-name="T1">er</text:span><text:span text:style-name="T1">te</text:span><text:span text:style-name="T1">x </text:span><text:span text:style-name="T1">sh</text:span><text:span text:style-name="T1">a</text:span><text:span text:style-name="T1">d</text:span><text:span text:style-name="T1">er</text:span><text:span text:style-name="T1">*</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First stage of functional pipeline after application stage and directly under programmer’s control.</text:span></text:p>
              </text:list-item>
              <text:list-item>
                <text:p><text:span text:style-name="T1">Before this stage, data manipulation from application stage is done by </text:span><text:span text:style-name="T4">input assembler</text:span></text:p>
                <text:list>
                  <text:list-item>
                    <text:p><text:span text:style-name="T13">For example, an object can be represented by array of positions and array of colors. Input assembler would create object’s primitives (e.g., triangle) by creating vertices with positions and colors.</text:span></text:p>
                  </text:list-item>
                </text:list>
              </text:list-item>
              <text:list-item>
                <text:p><text:span text:style-name="T13">Vertex shader is the first stage to process a triangle mesh. It provides a way to modify, create or ignore values associated with each triangle’s vertex (e.g., color, normal, texture coordinates and position).</text:span></text:p>
                <text:list>
                  <text:list-item>
                    <text:p><text:span text:style-name="T13">Note that normals do not have to be triangle normals rather normals of smooth shape which triangle mesh represents.</text:span></text:p>
                  </text:list-item>
                  <text:list-item>
                    <text:p><text:span text:style-name="T13">Note that vertex shader can not create new vertices or destroy existing ones</text:span></text:p>
                  </text:list-item>
                </text:list>
              </text:list-item>
              <text:list-item>
                <text:p><text:span text:style-name="T1">Two main tasks:</text:span></text:p>
                <text:list>
                  <text:list-item>
                    <text:p><text:span text:style-name="T1">Compute position of vertex given input from application stage.</text:span></text:p>
                  </text:list-item>
                  <text:list-item>
                    <text:p><text:span text:style-name="T1">Evaluate/set-up any additional vertex data output desired by programmer such as normal and texture coordinates</text:span></text:p>
                  </text:list-item>
                </text:list>
              </text:list-item>
            </text:list>
          </draw:text-box>
        </draw:frame>
        <draw:frame draw:style-name="gr27" draw:text-style-name="P6" draw:layer="layout" svg:width="27.178cm" svg:height="1.995cm" svg:x="0.508cm" svg:y="13.97cm">
          <draw:text-box>
            <text:p><text:span text:style-name="T2">* </text:span><text:span text:style-name="T2">Traditional</text:span><text:span text:style-name="T2">ly, shading </text:span><text:span text:style-name="T2">was </text:span><text:span text:style-name="T2">performed </text:span><text:span text:style-name="T2">by </text:span><text:span text:style-name="T2">applying </text:span><text:span text:style-name="T2">light at </text:span><text:span text:style-name="T2">vertex </text:span><text:span text:style-name="T2">position </text:span><text:span text:style-name="T2">and </text:span><text:span text:style-name="T2">normal. </text:span><text:span text:style-name="T2">Result </text:span><text:span text:style-name="T2">was </text:span><text:span text:style-name="T2">stored as </text:span><text:span text:style-name="T2">color per </text:span><text:span text:style-name="T2">vertex and </text:span><text:span text:style-name="T2">interpolat</text:span><text:span text:style-name="T2">ed across </text:span><text:span text:style-name="T2">triangle. </text:span><text:span text:style-name="T2">This can </text:span><text:span text:style-name="T2">be also </text:span><text:span text:style-name="T2">used </text:span><text:span text:style-name="T2">today if </text:span><text:span text:style-name="T2">simpler </text:span><text:span text:style-name="T2">and more </text:span><text:span text:style-name="T2">faster </text:span><text:span text:style-name="T2">shading is </text:span><text:span text:style-name="T2">needed. </text:span><text:span text:style-name="T2">This is </text:span><text:span text:style-name="T2">why </text:span><text:span text:style-name="T2">programm</text:span><text:span text:style-name="T2">able </text:span><text:span text:style-name="T2">vertex </text:span><text:span text:style-name="T2">processin</text:span><text:span text:style-name="T2">g unit was </text:span><text:span text:style-name="T2">named </text:span><text:span text:style-name="T2">“vertex </text:span><text:span text:style-name="T2">shader” </text:span><text:span text:style-name="T2">also the </text:span><text:span text:style-name="T2">name: </text:span><text:span text:style-name="T2">“vertex </text:span><text:span text:style-name="T2">shading” </text:span><text:span text:style-name="T2">performed </text:span><text:span text:style-name="T2">by this </text:span><text:span text:style-name="T2">stage </text:span><text:span text:style-name="T2">which is </text:span><text:span text:style-name="T2">kept even </text:span><text:span text:style-name="T2">today. In </text:span><text:span text:style-name="T2">modern </text:span><text:span text:style-name="T2">GPU-s and </text:span><text:span text:style-name="T2">API-s, </text:span><text:span text:style-name="T2">some or </text:span><text:span text:style-name="T2">all </text:span><text:span text:style-name="T2">shading </text:span><text:span text:style-name="T2">takes </text:span><text:span text:style-name="T2">place in </text:span><text:span text:style-name="T2">pixel </text:span><text:span text:style-name="T2">processin</text:span><text:span text:style-name="T2">g stage. </text:span><text:span text:style-name="T2">Vertex </text:span><text:span text:style-name="T2">shading </text:span><text:span text:style-name="T2">stage is </text:span><text:span text:style-name="T2">more </text:span><text:span text:style-name="T2">general </text:span><text:span text:style-name="T2">and </text:span><text:span text:style-name="T2">doesn’t </text:span><text:span text:style-name="T2">have to </text:span><text:span text:style-name="T2">perform </text:span><text:span text:style-name="T2">equation </text:span><text:span text:style-name="T2">at all – </text:span><text:span text:style-name="T2">depending </text:span><text:span text:style-name="T2">on </text:span><text:span text:style-name="T2">programm</text:span><text:span text:style-name="T2">er. Vertex </text:span><text:span text:style-name="T2">shader is </text:span><text:span text:style-name="T2">more ge </text:span><text:span text:style-name="T2">neral unit </text:span><text:span text:style-name="T2">dedicated </text:span><text:span text:style-name="T2">to setting </text:span><text:span text:style-name="T2">up data </text:span><text:span text:style-name="T2">associate</text:span><text:span text:style-name="T2">d with </text:span><text:span text:style-name="T2">each </text:span><text:span text:style-name="T2">vertex.</text:span></text:p>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V</text:span><text:span text:style-name="T1">er</text:span><text:span text:style-name="T1">te</text:span><text:span text:style-name="T1">x </text:span><text:span text:style-name="T1">sh</text:span><text:span text:style-name="T1">a</text:span><text:span text:style-name="T1">d</text:span><text:span text:style-name="T1">er </text:span><text:span text:style-name="T1">a</text:span><text:span text:style-name="T1">p</text:span><text:span text:style-name="T1">pli</text:span><text:span text:style-name="T1">ca</text:span><text:span text:style-name="T1">ti</text:span><text:span text:style-name="T1">o</text:span><text:span text:style-name="T1">ns</text:span></text:p>
          </draw:text-box>
        </draw:frame>
        <draw:frame presentation:style-name="pr8" draw:text-style-name="P35" draw:layer="layout" svg:width="25.199cm" svg:height="9.134cm" svg:x="1.4cm" svg:y="3.685cm" presentation:class="outline" presentation:user-transformed="true">
          <draw:text-box>
            <text:list text:style-name="L2">
              <text:list-item>
                <text:p text:style-name="P7"><text:span text:style-name="T1">An example of vertex shader task is animating objects using transformations on vertices.</text:span></text:p>
                <text:list>
                  <text:list-item>
                    <text:p><text:span text:style-name="T12">Vertex blending – RTR 4.4</text:span></text:p>
                  </text:list-item>
                  <text:list-item>
                    <text:p><text:span text:style-name="T12">Morphing – RTR 4.5.</text:span></text:p>
                  </text:list-item>
                </text:list>
              </text:list-item>
              <text:list-item>
                <text:p><text:span text:style-name="T20">Object generation: creating mesh once and then deforming it by vertex shader</text:span></text:p>
              </text:list-item>
              <text:list-item>
                <text:p><text:span text:style-name="T20">Animating characters using skinning and morphing</text:span></text:p>
              </text:list-item>
              <text:list-item>
                <text:p><text:span text:style-name="T20">Procedural deformations such as cloth or water</text:span></text:p>
              </text:list-item>
              <text:list-item>
                <text:p><text:span text:style-name="T20">Instancing objects: copying same object in different positions in the scene.</text:span></text:p>
              </text:list-item>
              <text:list-item>
                <text:p><text:span text:style-name="T20">Particle creation: using degenerate (no area) mesh down the pipeline and using those as positions where instancing takes place </text:span></text:p>
              </text:list-item>
              <text:list-item>
                <text:p><text:span text:style-name="T20">VFX: lens distort, heat haze, water ripples, page curls</text:span></text:p>
              </text:list-item>
              <text:list-item>
                <text:p><text:span text:style-name="T20">Terrain modeling by applying height fields given by texture</text:span></text:p>
              </text:list-item>
            </text:list>
          </draw:text-box>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V</text:span><text:span text:style-name="T1">er</text:span><text:span text:style-name="T1">te</text:span><text:span text:style-name="T1">x </text:span><text:span text:style-name="T1">sh</text:span><text:span text:style-name="T1">a</text:span><text:span text:style-name="T1">di</text:span><text:span text:style-name="T1">n</text:span><text:span text:style-name="T1">g: </text:span><text:span text:style-name="T1">co</text:span><text:span text:style-name="T1">m</text:span><text:span text:style-name="T1">p</text:span><text:span text:style-name="T1">ut</text:span><text:span text:style-name="T1">in</text:span><text:span text:style-name="T1">g </text:span><text:span text:style-name="T1">ve</text:span><text:span text:style-name="T1">rt</text:span><text:span text:style-name="T1">ex </text:span><text:span text:style-name="T1">p</text:span><text:span text:style-name="T1">os</text:span><text:span text:style-name="T1">iti</text:span><text:span text:style-name="T1">o</text:span><text:span text:style-name="T1">n</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Vertex positions of a model is minimal information that has to be passed from application stage to vertex shading stage.</text:span></text:p>
              </text:list-item>
              <text:list-item>
                <text:p><text:span text:style-name="T1">On the way to rasterization stage, vertex shading performs transformation of a model in several different spaces or coordinate systems:</text:span></text:p>
                <text:list>
                  <text:list-item>
                    <text:p><text:span text:style-name="T1">Model</text:span></text:p>
                  </text:list-item>
                  <text:list-item>
                    <text:p><text:span text:style-name="T1">World</text:span></text:p>
                  </text:list-item>
                  <text:list-item>
                    <text:p><text:span text:style-name="T1">View/camera</text:span></text:p>
                  </text:list-item>
                  <text:list-item>
                    <text:p><text:span text:style-name="T1">Clip</text:span></text:p>
                  </text:list-item>
                </text:list>
              </text:list-item>
            </text:list>
            <text:p><text:span text:style-name="T12">&lt;IMAGE: BIG PICTURE OF TRANSFORMATIONS&gt;</text:span></text:p>
          </draw:text-box>
        </draw:frame>
        <presentation:notes draw:style-name="dp2">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M</text:span><text:span text:style-name="T1">o</text:span><text:span text:style-name="T1">d</text:span><text:span text:style-name="T1">el </text:span><text:span text:style-name="T1">sp</text:span><text:span text:style-name="T1">ac</text:span><text:span text:style-name="T1">e</text:span></text:p>
          </draw:text-box>
        </draw:frame>
        <draw:frame presentation:style-name="pr5" draw:text-style-name="P35" draw:layer="layout" svg:width="25.199cm" svg:height="9.134cm" svg:x="1.778cm" svg:y="3.257cm" presentation:class="outline" presentation:user-transformed="true">
          <draw:text-box>
            <text:list text:style-name="L2">
              <text:list-item>
                <text:p text:style-name="P7"><text:span text:style-name="T1">Originally, model that is given to vertex shading stage is in its own space – </text:span><text:span text:style-name="T4">model space</text:span><text:span text:style-name="T1">. This means that model has not been transformed at all. </text:span></text:p>
              </text:list-item>
              <text:list-item>
                <text:p><text:span text:style-name="T1">Each model can be associated with </text:span><text:span text:style-name="T4">model transform –</text:span><text:span text:style-name="T13"> for positioning and orienting</text:span></text:p>
                <text:list>
                  <text:list-item>
                    <text:p><text:span text:style-name="T13">Each model can have multiple transforms – this allows copying the same model across the 3D scene without specifying additional geometry – </text:span><text:span text:style-name="T4">instancing - </text:span><text:span text:style-name="T13"><text:s/>same model can have different locations, orientations and sizes in the same scene.</text:span></text:p>
                  </text:list-item>
                  <text:list-item>
                    <text:p><text:span text:style-name="T21">&lt;IMAGE: INSTANCING&gt;</text:span></text:p>
                  </text:list-item>
                </text:list>
              </text:list-item>
              <text:list-item>
                <text:p><text:span text:style-name="T22">Model transform is applied on model’s vertices and normals. Coordinates of a object are also called model </text:span><text:span text:style-name="T23">coordinates</text:span><text:span text:style-name="T22">. </text:span></text:p>
              </text:list-item>
            </text:list>
          </draw:text-box>
        </draw:frame>
        <presentation:notes draw:style-name="dp2">
          <draw:page-thumbnail draw:style-name="gr1"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W</text:span><text:span text:style-name="T1">or</text:span><text:span text:style-name="T1">ld </text:span><text:span text:style-name="T1">sp</text:span><text:span text:style-name="T1">ac</text:span><text:span text:style-name="T1">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After model transform has been applied on model coordiantes, the model is said to be in </text:span><text:span text:style-name="T4">world coordinates</text:span><text:span text:style-name="T1"> or </text:span><text:span text:style-name="T4">world space</text:span><text:span text:style-name="T1">.</text:span></text:p>
              </text:list-item>
              <text:list-item>
                <text:p><text:span text:style-name="T1">World space is unique and after all models have been transformed with their respective model transforms, they all exist in the same space – world space.</text:span></text:p>
              </text:list-item>
            </text:list>
            <text:p><text:span text:style-name="T12">&lt;EXAMPLE: world space is actually scene. Moving models <text:s/>to world space with their model transforms is actually part of modeling&gt;</text:span></text:p>
          </draw:text-box>
        </draw:frame>
        <presentation:notes draw:style-name="dp2">
          <draw:page-thumbnail draw:style-name="gr1" draw:layer="layout" svg:width="19.798cm" svg:height="11.136cm" svg:x="0.6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C</text:span><text:span text:style-name="T1">a</text:span><text:span text:style-name="T1">m</text:span><text:span text:style-name="T1">er</text:span><text:span text:style-name="T1">a </text:span><text:span text:style-name="T1">(vi</text:span><text:span text:style-name="T1">e</text:span><text:span text:style-name="T1">w, </text:span><text:span text:style-name="T1">ey</text:span><text:span text:style-name="T1">e) </text:span><text:span text:style-name="T1">sp</text:span><text:span text:style-name="T1">ac</text:span><text:span text:style-name="T1">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Not all objects in the world space are visible from camera and thus not rendered. </text:span></text:p>
              </text:list-item>
              <text:list-item>
                <text:p><text:span text:style-name="T1">Camera has a location and orientation in world space which can be used for positioning and aiming the camera.</text:span></text:p>
              </text:list-item>
              <text:list-item>
                <text:p><text:span text:style-name="T1">For further steps of the pipeline: projection and clipping, camera and all objects are tranformed with </text:span><text:span text:style-name="T4">view (camera) transform</text:span><text:span text:style-name="T13">. </text:span></text:p>
              </text:list-item>
              <text:list-item>
                <text:p><text:span text:style-name="T13">With view transform, camera is placed in world origin and aimed in negative z axis with y pointing up and x pointing right*.</text:span></text:p>
              </text:list-item>
              <text:list-item>
                <text:p><text:span text:style-name="T13">After transform, the model is said to be in </text:span><text:span text:style-name="T4">camera</text:span><text:span text:style-name="T13"> </text:span><text:span text:style-name="T4">(view or eye) space.</text:span></text:p>
              </text:list-item>
            </text:list>
            <text:p><text:span text:style-name="T24">&lt;EXAMPLE: MODEL TO VIEW SPACE&gt;</text:span></text:p>
            <text:list text:continue-numbering="true" text:style-name="L2">
              <text:list-item>
                <text:p><text:span text:style-name="T22">Practical note: model and view transform can be implemented as one 4x4 matrix for efficient multiplication with vertex and normal vectors.</text:span></text:p>
                <text:list>
                  <text:list-item>
                    <text:p><text:span text:style-name="T22">Note: programmer has full control over how the position and normals are computed.</text:span></text:p>
                  </text:list-item>
                </text:list>
              </text:list-item>
            </text:list>
          </draw:text-box>
        </draw:frame>
        <draw:frame draw:style-name="gr5" draw:text-style-name="P6" draw:layer="layout" svg:width="27.432cm" svg:height="1.123cm" svg:x="0.254cm" svg:y="14.224cm">
          <draw:text-box>
            <text:p><text:span text:style-name="T2">* This </text:span><text:span text:style-name="T2">conventio</text:span><text:span text:style-name="T2">n is called </text:span><text:span text:style-name="T2">negative </text:span><text:span text:style-name="T25">z </text:span><text:span text:style-name="T25">axis </text:span><text:span text:style-name="T25">conventio</text:span><text:span text:style-name="T25">n. Another </text:span><text:span text:style-name="T25">conventio</text:span><text:span text:style-name="T25">n is </text:span><text:span text:style-name="T25">positive z </text:span><text:span text:style-name="T25">axis </text:span><text:span text:style-name="T25">conventio</text:span><text:span text:style-name="T25">n. All are </text:span><text:span text:style-name="T25">fine but </text:span><text:span text:style-name="T25">must be </text:span><text:span text:style-name="T25">consistent</text:span><text:span text:style-name="T25">ly used </text:span><text:span text:style-name="T25">when </text:span><text:span text:style-name="T25">decided. </text:span><text:span text:style-name="T25">Actual </text:span><text:span text:style-name="T25">position </text:span><text:span text:style-name="T25">and </text:span><text:span text:style-name="T25">direction </text:span><text:span text:style-name="T25">after view </text:span><text:span text:style-name="T25">transform </text:span><text:span text:style-name="T25">are </text:span><text:span text:style-name="T25">dependen</text:span><text:span text:style-name="T25">t on </text:span><text:span text:style-name="T25">underlying </text:span><text:span text:style-name="T25">API.</text:span></text:p>
          </draw:text-box>
        </draw:frame>
        <presentation:notes draw:style-name="dp2">
          <draw:page-thumbnail draw:style-name="gr1" draw:layer="layout" svg:width="19.798cm" svg:height="11.136cm" svg:x="0.6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V</text:span><text:span text:style-name="T1">er</text:span><text:span text:style-name="T1">te</text:span><text:span text:style-name="T1">x </text:span><text:span text:style-name="T1">sh</text:span><text:span text:style-name="T1">a</text:span><text:span text:style-name="T1">di</text:span><text:span text:style-name="T1">n</text:span><text:span text:style-name="T1">g: </text:span><text:span text:style-name="T1">pr</text:span><text:span text:style-name="T1">oj</text:span><text:span text:style-name="T1">ec</text:span><text:span text:style-name="T1">ti</text:span><text:span text:style-name="T1">o</text:span><text:span text:style-name="T1">n</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After models are transformed to camera space, a projection and clipping is applied.</text:span></text:p>
              </text:list-item>
              <text:list-item>
                <text:p><text:span text:style-name="T1">Projection and clipping transforms the view volume in a unit cube with points (-1,-1,-1) and (1,1,1) – a </text:span><text:span text:style-name="T4">canonical view volume</text:span><text:span text:style-name="T1">.</text:span></text:p>
              </text:list-item>
              <text:list-item>
                <text:p><text:span text:style-name="T1">Projection is done first. Two commonly used projection methods:</text:span></text:p>
                <text:list>
                  <text:list-item>
                    <text:p><text:span text:style-name="T1">Orthographic – one type of parallel projections</text:span></text:p>
                  </text:list-item>
                  <text:list-item>
                    <text:p><text:span text:style-name="T1">Perspective</text:span></text:p>
                  </text:list-item>
                </text:list>
              </text:list-item>
              <text:list-item>
                <text:p><text:span text:style-name="T1">Projection is represented as matrix and can be combined with other geometry transforms: model and camera.</text:span></text:p>
              </text:list-item>
              <text:list-item>
                <text:p><text:span text:style-name="T1">&lt;PERSPECTIVE MATRIX&gt;</text:span></text:p>
              </text:list-item>
              <text:list-item>
                <text:p><text:span text:style-name="T1">&lt;IMAGE: PERSPECTIVE VS ORTHOGRAPHIC&gt;</text:span></text:p>
                <text:list>
                  <text:list-item>
                    <text:p>View volume of orthographic projection is rectangular box – parallel lines remain parallel. Combination of translation and scaling. 4X4 matrix</text:p>
                  </text:list-item>
                  <text:list-item>
                    <text:p>IN perspective projection, further objects appear smaller. Parallel lines may converge at the horizon. The view volume is called fustum – truncated pyramid with rectangular base. Frustum is transformed in unit cube as well. 4X4 matrix</text:p>
                  </text:list-item>
                </text:list>
              </text:list-item>
              <text:list-item>
                <text:p>After projection, z-coordinate is not stored in generated image but as a <text:span text:style-name="T10">z-buffer – </text:span><text:span text:style-name="T11">this ways model is projected from three to two dimensions.</text:span></text:p>
                <text:p/>
              </text:list-item>
            </text:list>
          </draw:text-box>
        </draw:frame>
        <presentation:notes draw:style-name="dp2">
          <draw:page-thumbnail draw:style-name="gr1" draw:layer="layout" svg:width="19.798cm" svg:height="11.136cm" svg:x="0.6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V</text:span><text:span text:style-name="T1">er</text:span><text:span text:style-name="T1">te</text:span><text:span text:style-name="T1">x </text:span><text:span text:style-name="T1">sh</text:span><text:span text:style-name="T1">a</text:span><text:span text:style-name="T1">di</text:span><text:span text:style-name="T1">n</text:span><text:span text:style-name="T1">g: </text:span><text:span text:style-name="T1">cli</text:span><text:span text:style-name="T1">p </text:span><text:span text:style-name="T1">co</text:span><text:span text:style-name="T1">or</text:span><text:span text:style-name="T1">di</text:span><text:span text:style-name="T1">n</text:span><text:span text:style-name="T1">at</text:span><text:span text:style-name="T1">es</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After perspective transforms have been applied on model, the model coordinates are said to be clip coordinates.</text:span></text:p>
              </text:list-item>
              <text:list-item>
                <text:p><text:span text:style-name="T1">These are homogeneous coordiantes (before division with w)</text:span></text:p>
              </text:list-item>
              <text:list-item>
                <text:p><text:span text:style-name="T1">Vertex stage must always output coordinates in this type for next functional stage: clipping to work correctly.</text:span></text:p>
              </text:list-item>
            </text:list>
          </draw:text-box>
        </draw:frame>
        <presentation:notes draw:style-name="dp2">
          <draw:page-thumbnail draw:style-name="gr1" draw:layer="layout" svg:width="19.798cm" svg:height="11.136cm" svg:x="0.6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V</text:span><text:span text:style-name="T1">er</text:span><text:span text:style-name="T1">te</text:span><text:span text:style-name="T1">x </text:span><text:span text:style-name="T1">sh</text:span><text:span text:style-name="T1">a</text:span><text:span text:style-name="T1">di</text:span><text:span text:style-name="T1">n</text:span><text:span text:style-name="T1">g: </text:span><text:span text:style-name="T1">a</text:span><text:span text:style-name="T1">d</text:span><text:span text:style-name="T1">di</text:span><text:span text:style-name="T1">ti</text:span><text:span text:style-name="T1">o</text:span><text:span text:style-name="T1">n</text:span><text:span text:style-name="T1">al </text:span><text:span text:style-name="T1">d</text:span><text:span text:style-name="T1">at</text:span><text:span text:style-name="T1">a</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By now we discussed how vertices are processed in vertex shading stage. This data gives information about object shape but not its appearance.</text:span></text:p>
              </text:list-item>
              <text:list-item>
                <text:p><text:span text:style-name="T1">Appearance is dependent on object </text:span><text:span text:style-name="T4">material and light sources</text:span><text:span text:style-name="T1"> in the scene. </text:span></text:p>
                <text:list>
                  <text:list-item>
                    <text:p><text:span text:style-name="T1">Materials and lights can be modeled in any number of ways: from simple color to elaborated physical descriptions which determine or are used for computing the color.</text:span></text:p>
                  </text:list-item>
                </text:list>
              </text:list-item>
              <text:list-item>
                <text:p><text:span text:style-name="T1">Alongside vertex position and normal, material and light sources data are used in </text:span><text:span text:style-name="T4">shading. </text:span><text:span text:style-name="T13">Shading involves computing the shading equation which relies on those data.</text:span></text:p>
              </text:list-item>
              <text:list-item>
                <text:p><text:span text:style-name="T4">Shading </text:span><text:span text:style-name="T13">is performed at various points on object. It</text:span><text:span text:style-name="T4"> can be </text:span><text:span text:style-name="T13">performed both in vertex shading stage or pixel processing stage.</text:span></text:p>
              </text:list-item>
              <text:list-item>
                <text:p><text:span text:style-name="T13">Data used for shading can be stored per vertex: location, normal, material parameters (e.g., color, texture coordinates) or any other numerical information needed for evaluating shading equation.</text:span></text:p>
              </text:list-item>
              <text:list-item>
                <text:p><text:span text:style-name="T13">All the mentioned data is sent to rasterization and pixel processing stage for interpolation across triangle and shading in each pixel of triangle.</text:span></text:p>
              </text:list-item>
            </text:list>
          </draw:text-box>
        </draw:frame>
        <presentation:notes draw:style-name="dp2">
          <draw:page-thumbnail draw:style-name="gr1" draw:layer="layout" svg:width="19.798cm" svg:height="11.136cm" svg:x="0.6cm" svg:y="2.257cm" draw:page-number="31" presentation:class="page"/>
          <draw:frame presentation:style-name="pr3" draw:text-style-name="P16" draw:layer="layout" svg:width="16.799cm" svg:height="13.364cm" svg:x="2.1cm" svg:y="14.107cm" presentation:class="notes" presentation:placeholder="true">
            <draw:text-box/>
          </draw:frame>
        </presentation:notes>
      </draw:page>
      <draw:page draw:name="page32" draw:style-name="dp1" draw:master-page-name="Default" presentation:presentation-page-layout-name="AL3T1">
        <draw:frame presentation:style-name="pr6" draw:text-style-name="P5" draw:layer="layout" svg:width="25.199cm" svg:height="3.863cm" svg:x="1.4cm" svg:y="0.011cm" presentation:class="title" presentation:user-transformed="true">
          <draw:text-box>
            <text:p text:style-name="P4"><text:span text:style-name="T1">G</text:span><text:span text:style-name="T1">e</text:span><text:span text:style-name="T1">o</text:span><text:span text:style-name="T1">m</text:span><text:span text:style-name="T1">et</text:span><text:span text:style-name="T1">ry </text:span><text:span text:style-name="T1">pr</text:span><text:span text:style-name="T1">oc</text:span><text:span text:style-name="T1">es</text:span><text:span text:style-name="T1">si</text:span><text:span text:style-name="T1">n</text:span><text:span text:style-name="T1">g: </text:span><text:span text:style-name="T1">o</text:span><text:span text:style-name="T1">pt</text:span><text:span text:style-name="T1">io</text:span><text:span text:style-name="T1">n</text:span><text:span text:style-name="T1">al </text:span><text:span text:style-name="T1">st</text:span><text:span text:style-name="T1">a</text:span><text:span text:style-name="T1">g</text:span><text:span text:style-name="T1">es</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Standard use of GPU’s pipeline is to send data through vertex shader, then rasterize the resulting triangles and process those in the pixel shader.</text:span></text:p>
              </text:list-item>
              <text:list-item>
                <text:p text:style-name="P7"><text:span text:style-name="T3">Optional processing </text:span><text:span text:style-name="T1">are:</text:span></text:p>
                <text:list>
                  <text:list-item>
                    <text:p><text:span text:style-name="T1">Tessellation – curved surface can be generated with appropriate number of triangles. Sub-stages: hull shader, tessellator and domain shader</text:span></text:p>
                  </text:list-item>
                  <text:list-item>
                    <text:p><text:span text:style-name="T1">Geometry shader – takes in various primitives (e.g., triangles) and creates new vertices. Often used for particle generation – e.g., a set of vertices are given and square can be created for more detailed shading.</text:span></text:p>
                  </text:list-item>
                  <text:list-item>
                    <text:p><text:span text:style-name="T1">Stream output – instead of sending vertices down the pipeline, these can be outputted for further processing to CPU or GPU.</text:span></text:p>
                  </text:list-item>
                </text:list>
              </text:list-item>
              <text:list-item>
                <text:p><text:span text:style-name="T1">Usage of those depends on GPU hardware (not all GPU supports those stages) and application.</text:span></text:p>
              </text:list-item>
            </text:list>
          </draw:text-box>
        </draw:frame>
        <presentation:notes draw:style-name="dp2">
          <draw:page-thumbnail draw:style-name="gr1" draw:layer="layout" svg:width="19.798cm" svg:height="11.136cm" svg:x="0.6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G</text:span><text:span text:style-name="T1">e</text:span><text:span text:style-name="T1">o</text:span><text:span text:style-name="T1">m</text:span><text:span text:style-name="T1">et</text:span><text:span text:style-name="T1">ry </text:span><text:span text:style-name="T1">pr</text:span><text:span text:style-name="T1">oc</text:span><text:span text:style-name="T1">es</text:span><text:span text:style-name="T1">si</text:span><text:span text:style-name="T1">n</text:span><text:span text:style-name="T1">g: </text:span><text:span text:style-name="T1">cli</text:span><text:span text:style-name="T1">p</text:span><text:span text:style-name="T1">pi</text:span><text:span text:style-name="T1">n</text:span><text:span text:style-name="T1">g</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Only primitives that are partially of fully in view volume need to be passed to the rasterization stage and pixel processing for drawing on screen.</text:span></text:p>
              </text:list-item>
              <text:list-item>
                <text:p><text:span text:style-name="T1">Primitive that is fully in view volume will be passed further without clipping</text:span></text:p>
              </text:list-item>
              <text:list-item>
                <text:p><text:span text:style-name="T1">Primitives that are partially in view volume require clipping. </text:span></text:p>
                <text:list>
                  <text:list-item>
                    <text:p><text:span text:style-name="T1">After view and projection transformations, clipping of primitive is always done against unit cube. </text:span></text:p>
                  </text:list-item>
                  <text:list-item>
                    <text:p><text:span text:style-name="T12">&lt;EXAMPLE: CLIPPING PROCESS FOR TRIANGLE&gt;</text:span></text:p>
                    <text:list>
                      <text:list-item>
                        <text:p><text:span text:style-name="T1">Vertex that is outside of view volume is removed. New vertices are created on clipping position.</text:span></text:p>
                      </text:list-item>
                    </text:list>
                  </text:list-item>
                </text:list>
              </text:list-item>
              <text:list-item>
                <text:p><text:span text:style-name="T1">Additional clipping planes can be introduced by programmer to chop the visibility of objects </text:span></text:p>
              </text:list-item>
              <text:list-item>
                <text:p><text:span text:style-name="T1">Clipping uses 4 homogeneous coordinates produced by projection. The fourth coordinate is used for correct interpolation and clipping if perspective projection is used. </text:span></text:p>
              </text:list-item>
              <text:list-item>
                <text:p text:style-name="P7"><text:span text:style-name="T3">Finally perspective division is performed → resulting triangle positions are in normalized device coordinates (NDC) – a canonical view volume that ranges from (-1, -1, </text:span><text:span text:style-name="T1">-1) to (1,1,1).</text:span></text:p>
              </text:list-item>
            </text:list>
          </draw:text-box>
        </draw:frame>
        <presentation:notes draw:style-name="dp2">
          <draw:page-thumbnail draw:style-name="gr1" draw:layer="layout" svg:width="19.798cm" svg:height="11.136cm" svg:x="0.6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G</text:span><text:span text:style-name="T1">e</text:span><text:span text:style-name="T1">o</text:span><text:span text:style-name="T1">m</text:span><text:span text:style-name="T1">et</text:span><text:span text:style-name="T1">ry </text:span><text:span text:style-name="T1">pr</text:span><text:span text:style-name="T1">oc</text:span><text:span text:style-name="T1">es</text:span><text:span text:style-name="T1">si</text:span><text:span text:style-name="T1">n</text:span><text:span text:style-name="T1">g: </text:span><text:span text:style-name="T1">Sc</text:span><text:span text:style-name="T1">re</text:span><text:span text:style-name="T1">e</text:span><text:span text:style-name="T1">n </text:span><text:span text:style-name="T1">m</text:span><text:span text:style-name="T1">a</text:span><text:span text:style-name="T1">p</text:span><text:span text:style-name="T1">pi</text:span><text:span text:style-name="T1">n</text:span><text:span text:style-name="T1">g</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Clipped primitives inside view volume are passed on </text:span><text:span text:style-name="T4">screen mapping</text:span><text:span text:style-name="T1">.</text:span></text:p>
              </text:list-item>
              <text:list-item>
                <text:p><text:span text:style-name="T1">Coordinates entering this stage are still 3D.</text:span></text:p>
              </text:list-item>
              <text:list-item>
                <text:p><text:span text:style-name="T1">X and y coordinates are transformed to form </text:span><text:span text:style-name="T4">screen coordinates</text:span><text:span text:style-name="T1">.</text:span></text:p>
                <text:list>
                  <text:list-item>
                    <text:p><text:span text:style-name="T1">Screen mapping is translation followed by scaling to map to screen with dimensions (x1,y1) and (x2, y2).</text:span></text:p>
                  </text:list-item>
                  <text:list-item>
                    <text:p><text:span text:style-name="T12">&lt;IMAGE&gt;</text:span></text:p>
                  </text:list-item>
                </text:list>
              </text:list-item>
              <text:list-item>
                <text:p><text:span text:style-name="T1">Screen coordinates with z coordinates are called </text:span><text:span text:style-name="T4">window coordinates</text:span><text:span text:style-name="T1">.</text:span></text:p>
                <text:list>
                  <text:list-item>
                    <text:p><text:span text:style-name="T1">Z coordinates are mapped in (0,1). DX vs GL.</text:span></text:p>
                  </text:list-item>
                  <text:list-item>
                    <text:p><text:span text:style-name="T12">&lt;IMAGE&gt;</text:span></text:p>
                  </text:list-item>
                </text:list>
              </text:list-item>
              <text:list-item>
                <text:p><text:span text:style-name="T1">Window coordinates are passed to the rasterizer stage.</text:span></text:p>
                <text:p><text:span text:style-name="T1"/></text:p>
              </text:list-item>
            </text:list>
          </draw:text-box>
        </draw:frame>
        <presentation:notes draw:style-name="dp2">
          <draw:page-thumbnail draw:style-name="gr1" draw:layer="layout" svg:width="19.798cm" svg:height="11.136cm" svg:x="0.6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3. </text:span><text:span text:style-name="T1">R</text:span><text:span text:style-name="T1">as</text:span><text:span text:style-name="T1">te</text:span><text:span text:style-name="T1">riz</text:span><text:span text:style-name="T1">at</text:span><text:span text:style-name="T1">io</text:span><text:span text:style-name="T1">n </text:span><text:span text:style-name="T1">st</text:span><text:span text:style-name="T1">a</text:span><text:span text:style-name="T1">g</text:span><text:span text:style-name="T1">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Given transformed and projected vertices (with associated shading data) the goal is to find all pixels which are inside the primitive (e.g., triangle*) to be used in pixel processing stage. </text:span></text:p>
                <text:list>
                  <text:list-item>
                    <text:p><text:span text:style-name="T1">Typically takes input of 3 vertices forming a triangle, finds all pixels that are considered inside the triangle and forwards those further</text:span></text:p>
                  </text:list-item>
                  <text:list-item>
                    <text:p><text:span text:style-name="T1">Rasterization (screen conversion) is conversion from 2D vertices in screen space into pixels on the screen.</text:span></text:p>
                  </text:list-item>
                  <text:list-item>
                    <text:p><text:span text:style-name="T1">To test if triangle is overlapping a pixel, different methods exist. Point sampling may be used where only center of pixel is used for testing. Often, multiple samples per pixel are desired to evade </text:span><text:span text:style-name="T4">aliasing</text:span><text:span text:style-name="T1"> problems – </text:span><text:span text:style-name="T4">multi-sampling or anti-aliasing</text:span><text:span text:style-name="T1">.</text:span></text:p>
                  </text:list-item>
                </text:list>
              </text:list-item>
              <text:list-item>
                <text:p text:style-name="P7"><text:span text:style-name="T1">Two functional sub-stages**:</text:span></text:p>
                <text:list>
                  <text:list-item>
                    <text:p><text:span text:style-name="T1">3.1.Triangle setup</text:span></text:p>
                  </text:list-item>
                  <text:list-item>
                    <text:p><text:span text:style-name="T1">3.2 Triangle traversal </text:span></text:p>
                  </text:list-item>
                </text:list>
              </text:list-item>
            </text:list>
          </draw:text-box>
        </draw:frame>
        <draw:frame draw:style-name="gr5" draw:text-style-name="P6" draw:layer="layout" svg:width="27.178cm" svg:height="1.123cm" svg:x="0.508cm" svg:y="14.224cm">
          <draw:text-box>
            <text:p><text:span text:style-name="T16">* Point </text:span><text:span text:style-name="T16">and line </text:span><text:span text:style-name="T16">primitives </text:span><text:span text:style-name="T16">sent down </text:span><text:span text:style-name="T16">the </text:span><text:span text:style-name="T16">pipeline </text:span><text:span text:style-name="T16">also </text:span><text:span text:style-name="T16">create </text:span><text:span text:style-name="T2">fragments </text:span><text:span text:style-name="T2">for </text:span><text:span text:style-name="T2">covered </text:span><text:span text:style-name="T2">pixels.</text:span></text:p>
            <text:p><text:span text:style-name="T2">** Those </text:span><text:span text:style-name="T2">can also </text:span><text:span text:style-name="T2">process </text:span><text:span text:style-name="T2">points and </text:span><text:span text:style-name="T2">lines, but </text:span><text:span text:style-name="T2">triangle is </text:span><text:span text:style-name="T2">most often </text:span><text:span text:style-name="T2">used </text:span><text:span text:style-name="T2">primitive </text:span><text:span text:style-name="T2">and thus </text:span><text:span text:style-name="T2">the name.</text:span></text:p>
          </draw:text-box>
        </draw:frame>
        <presentation:notes draw:style-name="dp2">
          <draw:page-thumbnail draw:style-name="gr1" draw:layer="layout" svg:width="19.798cm" svg:height="11.136cm" svg:x="0.6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3.</text:span><text:span text:style-name="T1">1 </text:span><text:span text:style-name="T1">R</text:span><text:span text:style-name="T1">as</text:span><text:span text:style-name="T1">te</text:span><text:span text:style-name="T1">riz</text:span><text:span text:style-name="T1">at</text:span><text:span text:style-name="T1">io</text:span><text:span text:style-name="T1">n: </text:span><text:span text:style-name="T1">tri</text:span><text:span text:style-name="T1">a</text:span><text:span text:style-name="T1">n</text:span><text:span text:style-name="T1">gl</text:span><text:span text:style-name="T1">e </text:span><text:span text:style-name="T1">se</text:span><text:span text:style-name="T1">tu</text:span><text:span text:style-name="T1">p</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Data needed for triangle traversal, interpolation and shading are computed here (e.g., differentials, edge equations)</text:span></text:p>
              </text:list-item>
              <text:list-item>
                <text:p><text:span text:style-name="T1">Programmer has no control over it.</text:span></text:p>
              </text:list-item>
            </text:list>
          </draw:text-box>
        </draw:frame>
        <presentation:notes draw:style-name="dp2">
          <draw:page-thumbnail draw:style-name="gr1" draw:layer="layout" svg:width="19.798cm" svg:height="11.136cm" svg:x="0.6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3.</text:span><text:span text:style-name="T1">2 </text:span><text:span text:style-name="T1">R</text:span><text:span text:style-name="T1">as</text:span><text:span text:style-name="T1">te</text:span><text:span text:style-name="T1">riz</text:span><text:span text:style-name="T1">at</text:span><text:span text:style-name="T1">io</text:span><text:span text:style-name="T1">n: </text:span><text:span text:style-name="T1">tri</text:span><text:span text:style-name="T1">a</text:span><text:span text:style-name="T1">n</text:span><text:span text:style-name="T1">gl</text:span><text:span text:style-name="T1">e </text:span><text:span text:style-name="T1">tr</text:span><text:span text:style-name="T1">av</text:span><text:span text:style-name="T1">er</text:span><text:span text:style-name="T1">sa</text:span><text:span text:style-name="T1">l</text:span></text:p>
          </draw:text-box>
        </draw:frame>
        <draw:frame presentation:style-name="pr5" draw:text-style-name="P35" draw:layer="layout" svg:width="25.199cm" svg:height="9.134cm" svg:x="1.4cm" svg:y="3.685cm" presentation:class="outline" presentation:user-transformed="true">
          <draw:text-box>
            <text:list text:style-name="L2">
              <text:list-item>
                <text:p text:style-name="P7"><text:span text:style-name="T3">Each pixel sample is checked if covered by a triangle. </text:span><text:span text:style-name="T13">Finding which samples for which pixels are inside a triangle is called</text:span><text:span text:style-name="T4"> triangle traversial</text:span></text:p>
              </text:list-item>
              <text:list-item>
                <text:p><text:span text:style-name="T1">Part of the pixel that overlaps the triangle is generated and called the </text:span><text:span text:style-name="T4">fragment</text:span></text:p>
              </text:list-item>
              <text:list-item>
                <text:p><text:span text:style-name="T13">Each triangle fragment properties are generated using data </text:span><text:span text:style-name="T4">interpolated</text:span><text:span text:style-name="T13"> among three triangle vertices, taking in account perspective – </text:span><text:span text:style-name="T4">perspective-correct interpolation*</text:span><text:span text:style-name="T13">.</text:span></text:p>
                <text:list>
                  <text:list-item>
                    <text:p><text:span text:style-name="T13">Properties: fragment depth and any shading data from geometry processing stage.</text:span></text:p>
                  </text:list-item>
                </text:list>
              </text:list-item>
              <text:list-item>
                <text:p><text:span text:style-name="T13">All pixels, that is fragments are sent to pixel processing stage.</text:span></text:p>
              </text:list-item>
            </text:list>
          </draw:text-box>
        </draw:frame>
        <draw:frame draw:style-name="gr2" draw:text-style-name="P6" draw:layer="layout" svg:width="27.178cm" svg:height="0.687cm" svg:x="0.508cm" svg:y="14.224cm">
          <draw:text-box>
            <text:p><text:span text:style-name="T2">* Another </text:span><text:span text:style-name="T2">type of </text:span><text:span text:style-name="T2">interpolati</text:span><text:span text:style-name="T2">ons are </text:span><text:span text:style-name="T2">available; </text:span><text:span text:style-name="T2">such as </text:span><text:span text:style-name="T2">screen-</text:span><text:span text:style-name="T2">space </text:span><text:span text:style-name="T2">interpolati</text:span><text:span text:style-name="T2">on where </text:span><text:span text:style-name="T2">perspectiv</text:span><text:span text:style-name="T2">e is not </text:span><text:span text:style-name="T2">taken in </text:span><text:span text:style-name="T2">account.</text:span></text:p>
          </draw:text-box>
        </draw:frame>
        <presentation:notes draw:style-name="dp2">
          <draw:page-thumbnail draw:style-name="gr1" draw:layer="layout" svg:width="19.798cm" svg:height="11.136cm" svg:x="0.6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4. </text:span><text:span text:style-name="T1">Pi</text:span><text:span text:style-name="T1">xe</text:span><text:span text:style-name="T1">l </text:span><text:span text:style-name="T1">pr</text:span><text:span text:style-name="T1">oc</text:span><text:span text:style-name="T1">es</text:span><text:span text:style-name="T1">si</text:span><text:span text:style-name="T1">n</text:span><text:span text:style-name="T1">g </text:span><text:span text:style-name="T1">st</text:span><text:span text:style-name="T1">a</text:span><text:span text:style-name="T1">g</text:span><text:span text:style-name="T1">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All pixels or pixel fragments that are considered inside a triangle (or other primitive) are found in previous stages. Now, computations on those are made.</text:span></text:p>
              </text:list-item>
              <text:list-item>
                <text:p><text:span text:style-name="T1">Pixel processing stage can be divided into:</text:span></text:p>
                <text:list>
                  <text:list-item>
                    <text:p><text:span text:style-name="T1">4.1 Pixel shading</text:span></text:p>
                  </text:list-item>
                  <text:list-item>
                    <text:p><text:span text:style-name="T1">4.2 Pixel merging</text:span></text:p>
                  </text:list-item>
                </text:list>
              </text:list-item>
              <text:list-item>
                <text:p><text:span text:style-name="T1">Executes program per pixel to determine its color and if color is visible (depth testing) as well as blending of pixel colors with newly computed with old color. </text:span></text:p>
              </text:list-item>
              <text:list-item>
                <text:p><text:span text:style-name="T1">Runs on GPU.</text:span></text:p>
              </text:list-item>
            </text:list>
          </draw:text-box>
        </draw:frame>
        <presentation:notes draw:style-name="dp2">
          <draw:page-thumbnail draw:style-name="gr1" draw:layer="layout" svg:width="19.798cm" svg:height="11.136cm" svg:x="0.6cm" svg:y="2.257cm" draw:page-number="38" presentation:class="page"/>
          <draw:frame presentation:style-name="pr3" draw:text-style-name="P3" draw:layer="layout" svg:width="16.799cm" svg:height="13.364cm" svg:x="2.1cm" svg:y="14.107cm" presentation:class="notes" presentation:placeholder="true">
            <draw:text-box/>
          </draw:frame>
        </presentation:notes>
      </draw:page>
      <draw:page draw:name="page39"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4.</text:span><text:span text:style-name="T1">1 </text:span><text:span text:style-name="T1">Pi</text:span><text:span text:style-name="T1">xe</text:span><text:span text:style-name="T1">l </text:span><text:span text:style-name="T1">pr</text:span><text:span text:style-name="T1">oc</text:span><text:span text:style-name="T1">es</text:span><text:span text:style-name="T1">si</text:span><text:span text:style-name="T1">n</text:span><text:span text:style-name="T1">g: </text:span><text:span text:style-name="T1">pi</text:span><text:span text:style-name="T1">xe</text:span><text:span text:style-name="T1">l </text:span><text:span text:style-name="T1">sh</text:span><text:span text:style-name="T1">a</text:span><text:span text:style-name="T1">di</text:span><text:span text:style-name="T1">n</text:span><text:span text:style-name="T1">g</text:span></text:p>
          </draw:text-box>
        </draw:frame>
        <draw:frame presentation:style-name="pr5" draw:text-style-name="P1" draw:layer="layout" svg:width="25.199cm" svg:height="9.134cm" svg:x="1.4cm" svg:y="3.685cm" presentation:class="outline" presentation:user-transformed="true">
          <draw:text-box>
            <text:list text:style-name="L2">
              <text:list-item>
                <text:p text:style-name="P38"><text:span text:style-name="T1">Any </text:span><text:span text:style-name="T4">per-pixel (fragment) shading</text:span><text:span text:style-name="T1"> performs here</text:span></text:p>
                <text:list>
                  <text:list-item>
                    <text:p text:style-name="P38"><text:span text:style-name="T1">For computation, </text:span><text:span text:style-name="T4">interpolated shading data</text:span><text:span text:style-name="T1"> from previous stage is used</text:span></text:p>
                  </text:list-item>
                </text:list>
              </text:list-item>
              <text:list-item>
                <text:p text:style-name="P38"><text:span text:style-name="T4">Result of this stage is one or more colors</text:span><text:span text:style-name="T1"> for each pixel/fragment that are passed further the pipeline</text:span></text:p>
              </text:list-item>
              <text:list-item>
                <text:p text:style-name="P38"><text:span text:style-name="T1">Pixel shading stage is peformed by </text:span><text:span text:style-name="T4">programmable GPU cores</text:span></text:p>
                <text:list>
                  <text:list-item>
                    <text:p text:style-name="P38"><text:span text:style-name="T1">Programmer supplies a </text:span><text:span text:style-name="T4">program for pixel (fragment) shader</text:span><text:span text:style-name="T1"> that contain any desired computations.</text:span></text:p>
                  </text:list-item>
                  <text:list-item>
                    <text:p text:style-name="P38"><text:span text:style-name="T1">Most commonly, here we can define </text:span><text:span text:style-name="T4">shading equations (scattering function)</text:span><text:span text:style-name="T1"> and </text:span><text:span text:style-name="T4">texturing</text:span><text:span text:style-name="T1">: putting one or more images to the object or procedural defining a texture pattern.</text:span></text:p>
                  </text:list-item>
                </text:list>
              </text:list-item>
            </text:list>
          </draw:text-box>
        </draw:frame>
        <presentation:notes draw:style-name="dp2">
          <draw:page-thumbnail draw:style-name="gr1" draw:layer="layout" svg:width="19.798cm" svg:height="11.136cm" svg:x="0.6cm" svg:y="2.257cm" draw:page-number="39" presentation:class="page"/>
          <draw:frame presentation:style-name="pr3" draw:text-style-name="P3" draw:layer="layout" svg:width="16.799cm" svg:height="13.364cm" svg:x="2.1cm" svg:y="14.107cm" presentation:class="notes" presentation:placeholder="true">
            <draw:text-box/>
          </draw:frame>
        </presentation:notes>
      </draw:page>
      <draw:page draw:name="page40"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4.</text:span><text:span text:style-name="T1">2 </text:span><text:span text:style-name="T1">Pi</text:span><text:span text:style-name="T1">xe</text:span><text:span text:style-name="T1">l </text:span><text:span text:style-name="T1">pr</text:span><text:span text:style-name="T1">oc</text:span><text:span text:style-name="T1">es</text:span><text:span text:style-name="T1">si</text:span><text:span text:style-name="T1">n</text:span><text:span text:style-name="T1">g: </text:span><text:span text:style-name="T1">pi</text:span><text:span text:style-name="T1">xe</text:span><text:span text:style-name="T1">l </text:span><text:span text:style-name="T1">m</text:span><text:span text:style-name="T1">er</text:span><text:span text:style-name="T1">gi</text:span><text:span text:style-name="T1">n</text:span><text:span text:style-name="T1">g </text:span></text:p>
          </draw:text-box>
        </draw:frame>
        <draw:frame presentation:style-name="pr5" draw:text-style-name="P1" draw:layer="layout" svg:width="25.199cm" svg:height="9.134cm" svg:x="1.4cm" svg:y="3.685cm" presentation:class="outline" presentation:user-transformed="true">
          <draw:text-box>
            <text:list text:style-name="L2">
              <text:list-item>
                <text:p text:style-name="P38"><text:span text:style-name="T1">Information for each pixel (generated in pixel shader) is stored in </text:span><text:span text:style-name="T4">color buffer –</text:span><text:span text:style-name="T13"> rectangular array of of colors (r,g,b).</text:span></text:p>
              </text:list-item>
              <text:list-item>
                <text:p text:style-name="P38"><text:span text:style-name="T13">This stage is responsible to combine (blend) fragment color produced by pixel shading stage with the color currently stored in color buffer using depth values of those fragments (also available after pixel shader stage).</text:span></text:p>
                <text:list>
                  <text:list-item>
                    <text:p text:style-name="P38"><text:span text:style-name="T13">For opaque surfaces not blending is needed: fragment color simply replace the previously stored color</text:span></text:p>
                  </text:list-item>
                  <text:list-item>
                    <text:p text:style-name="P38"><text:span text:style-name="T13">Blending of fragment and stored color is important for transparent objects and compositing operations.</text:span></text:p>
                  </text:list-item>
                  <text:list-item>
                    <text:p text:style-name="P38"><text:span text:style-name="T13">This stage is also called </text:span><text:span text:style-name="T4">raster operations pipeline (ROP)</text:span><text:span text:style-name="T13"> or </text:span><text:span text:style-name="T4">render output unit*</text:span><text:span text:style-name="T13">.</text:span></text:p>
                  </text:list-item>
                </text:list>
              </text:list-item>
              <text:list-item>
                <text:p text:style-name="P38"><text:span text:style-name="T13">This stage is not fully programmable, but highly configurable** for achieving various effects (e.g., transparency). It uses following buffers for computations:</text:span></text:p>
                <text:list>
                  <text:list-item>
                    <text:p text:style-name="P38"><text:span text:style-name="T4">Z-buffer</text:span></text:p>
                  </text:list-item>
                  <text:list-item>
                    <text:p text:style-name="P38"><text:span text:style-name="T4">Alpha channel</text:span><text:span text:style-name="T13"> (part of color buffer)</text:span></text:p>
                  </text:list-item>
                  <text:list-item>
                    <text:p text:style-name="P38"><text:span text:style-name="T4">Stencil buffer</text:span></text:p>
                  </text:list-item>
                </text:list>
              </text:list-item>
              <text:list-item>
                <text:p text:style-name="P38"><text:span text:style-name="T4">Frame buffer</text:span><text:span text:style-name="T13"> generally consists of all buffers on a system.</text:span></text:p>
              </text:list-item>
            </text:list>
          </draw:text-box>
        </draw:frame>
        <draw:frame draw:style-name="gr2" draw:text-style-name="P6" draw:layer="layout" svg:width="27.432cm" svg:height="1.123cm" svg:x="0.254cm" svg:y="14.224cm">
          <draw:text-box>
            <text:p><text:span text:style-name="T2">* DirectX </text:span><text:span text:style-name="T2">calls this </text:span><text:span text:style-name="T2">stage </text:span><text:span text:style-name="T2">output </text:span><text:span text:style-name="T2">merger. </text:span><text:span text:style-name="T2">OpenGL </text:span><text:span text:style-name="T2">calls this </text:span><text:span text:style-name="T2">stage per-</text:span><text:span text:style-name="T2">sample </text:span><text:span text:style-name="T2">operations</text:span><text:span text:style-name="T2">.</text:span></text:p>
            <text:p><text:span text:style-name="T2">** Some </text:span><text:span text:style-name="T2">APIs have </text:span><text:span text:style-name="T2">support </text:span><text:span text:style-name="T2">for raster </text:span><text:span text:style-name="T2">order </text:span><text:span text:style-name="T2">views – </text:span><text:span text:style-name="T2">pixel </text:span><text:span text:style-name="T2">shader </text:span><text:span text:style-name="T2">ordering – </text:span><text:span text:style-name="T2">which </text:span><text:span text:style-name="T2">enables </text:span><text:span text:style-name="T2">programm</text:span><text:span text:style-name="T2">able </text:span><text:span text:style-name="T2">blending </text:span><text:span text:style-name="T2">capabilitie</text:span><text:span text:style-name="T2">s (Real-</text:span><text:span text:style-name="T2">Time </text:span><text:span text:style-name="T2">Rendering </text:span><text:span text:style-name="T2">Book).</text:span></text:p>
          </draw:text-box>
        </draw:frame>
        <presentation:notes draw:style-name="dp2">
          <draw:page-thumbnail draw:style-name="gr1" draw:layer="layout" svg:width="19.798cm" svg:height="11.136cm" svg:x="0.6cm" svg:y="2.257cm" draw:page-number="40" presentation:class="page"/>
          <draw:frame presentation:style-name="pr3" draw:text-style-name="P16" draw:layer="layout" svg:width="16.799cm" svg:height="13.364cm" svg:x="2.1cm" svg:y="14.107cm" presentation:class="notes" presentation:placeholder="true">
            <draw:text-box/>
          </draw:frame>
        </presentation:notes>
      </draw:page>
      <draw:page draw:name="page41" draw:style-name="dp1" draw:master-page-name="Default" presentation:presentation-page-layout-name="AL3T1">
        <draw:frame presentation:style-name="pr9" draw:text-style-name="P5" draw:layer="layout" svg:width="25.199cm" svg:height="2.629cm" svg:x="1.4cm" svg:y="0.628cm" presentation:class="title" presentation:user-transformed="true">
          <draw:text-box>
            <text:p text:style-name="P4"><text:span text:style-name="T1">Pixel </text:span><text:span text:style-name="T1">process</text:span><text:span text:style-name="T1">ing: z-</text:span><text:span text:style-name="T1">buffer</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When the whole scene has been rendered, the </text:span><text:span text:style-name="T4">color buffer</text:span><text:span text:style-name="T1"> should contain </text:span><text:span text:style-name="T4">colors of the </text:span><text:span text:style-name="T4">primitives</text:span><text:span text:style-name="T1"> (e.g., triangles) in the scene </text:span><text:span text:style-name="T4">visible from camera point of view</text:span><text:span text:style-name="T1">.</text:span></text:p>
              </text:list-item>
              <text:list-item>
                <text:p><text:span text:style-name="T1">For most graphics hardware this is achieved using, </text:span><text:span text:style-name="T4">z-buffer (depth buffer). </text:span></text:p>
                <text:list>
                  <text:list-item>
                    <text:p><text:span text:style-name="T13">Z-buffer is same size and shape as color buffer, but for each pixel it stores </text:span><text:span text:style-name="T4">z-value to the closest </text:span><text:span text:style-name="T4">primitive</text:span><text:span text:style-name="T13">.</text:span><text:span text:style-name="T1"> </text:span></text:p>
                  </text:list-item>
                </text:list>
              </text:list-item>
              <text:list-item>
                <text:p><text:span text:style-name="T1">Z-value and color of pixel are updated with z-value and color of pixel being rendered</text:span></text:p>
                <text:list>
                  <text:list-item>
                    <text:p><text:span text:style-name="T1">When a primitive is being rendered at a certain pixel, z-value at that pixel is being computed and </text:span><text:span text:style-name="T1">compared to the z-buffer: if new z-value is smaller then one in z-buffer then that pixel is </text:span><text:span text:style-name="T1">rendered closer to camera than previous pixel - which means updating color and z-buffer. </text:span><text:span text:style-name="T1">Otherwise, color and z-buffer are not changed.</text:span></text:p>
                  </text:list-item>
                </text:list>
              </text:list-item>
              <text:list-item>
                <text:p><text:span text:style-name="T1">Z-buffer algorithm is simple and of </text:span><text:span text:style-name="T4">O(n)</text:span><text:span text:style-name="T1"> complexity, where n is number of primitives </text:span></text:p>
              </text:list-item>
              <text:list-item>
                <text:p><text:span text:style-name="T1">Z-buffer algorithm works for any primitive for which z-value can be computed, allows </text:span><text:span text:style-name="T1">primitives to be rendered in any order and thus very much used – </text:span><text:span text:style-name="T4">order independent</text:span><text:span text:style-name="T1">.</text:span></text:p>
              </text:list-item>
              <text:list-item>
                <text:p><text:span text:style-name="T1">Z-Buffer stores only single depth value for each pixel – in the case of partially </text:span><text:span text:style-name="T4">transparent</text:span><text:span text:style-name="T1"> objects; those must be rendered after all opaque primitives with end to front </text:span><text:span text:style-name="T1">order* (or using order-independent algorithm), thus transparency is major weakness of </text:span><text:span text:style-name="T1">z-buffer.</text:span></text:p>
              </text:list-item>
            </text:list>
          </draw:text-box>
        </draw:frame>
        <draw:frame draw:style-name="gr4" draw:text-style-name="P13" draw:layer="layout" svg:width="27.178cm" svg:height="1.123cm" svg:x="0.508cm" svg:y="13.97cm">
          <draw:text-box>
            <text:p text:style-name="P12"><text:span text:style-name="T2">* Many </text:span><text:span text:style-name="T2">algorithms </text:span><text:span text:style-name="T2">require a </text:span><text:span text:style-name="T2">specific order of </text:span><text:span text:style-name="T2">execution. Often </text:span><text:span text:style-name="T2">example is </text:span><text:span text:style-name="T2">drawing </text:span><text:span text:style-name="T2">transparent </text:span><text:span text:style-name="T2">objects. In the </text:span><text:span text:style-name="T2">standard </text:span><text:span text:style-name="T2">pipeline, the </text:span><text:span text:style-name="T2">fragment results </text:span><text:span text:style-name="T2">are sorted in </text:span><text:span text:style-name="T2">merger stage </text:span><text:span text:style-name="T2">before being </text:span><text:span text:style-name="T2">processed. </text:span><text:span text:style-name="T2">DirectX API </text:span><text:span text:style-name="T2">introduced </text:span><text:span text:style-name="T2">rasterizer order </text:span><text:span text:style-name="T2">views (ROV) to </text:span><text:span text:style-name="T2">enforce order of </text:span><text:span text:style-name="T2">exectution.</text:span></text:p>
          </draw:text-box>
        </draw:frame>
        <presentation:notes draw:style-name="dp2">
          <draw:page-thumbnail draw:style-name="gr1" draw:layer="layout" svg:width="19.798cm" svg:height="11.136cm" svg:x="0.6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3T1">
        <draw:frame presentation:style-name="pr10" draw:text-style-name="P9" draw:layer="layout" svg:width="25.199cm" svg:height="2.629cm" svg:x="1.4cm" svg:y="0.628cm" presentation:class="title" presentation:user-transformed="true">
          <draw:text-box>
            <text:p text:style-name="P9">Pixel processing: z-buffer</text:p>
          </draw:text-box>
        </draw:frame>
        <draw:frame presentation:style-name="pr5" draw:text-style-name="P10" draw:layer="layout" svg:width="25.199cm" svg:height="9.134cm" svg:x="1.4cm" svg:y="3.685cm" presentation:class="outline" presentation:user-transformed="true">
          <draw:text-box>
            <text:list text:style-name="L2">
              <text:list-item>
                <text:p text:style-name="P10">Let’s recap the pipeline for now: <text:s/></text:p>
                <text:list>
                  <text:list-item>
                    <text:p text:style-name="P10">Fragment generated by rasterization </text:p>
                  </text:list-item>
                  <text:list-item>
                    <text:p text:style-name="P10"><text:span text:style-name="T26">Fragment </text:span>is then run through pixel shader </text:p>
                  </text:list-item>
                  <text:list-item>
                    <text:p text:style-name="P10">Finally, in merging stage, this fragment is tested for visibility using z-buffer</text:p>
                  </text:list-item>
                </text:list>
              </text:list-item>
              <text:list-item>
                <text:p text:style-name="P10">In third step, fragment can be discarded and all processing that was done was unnecessary. </text:p>
              </text:list-item>
              <text:list-item>
                <text:p text:style-name="P10">Therefore, many GPUs perform some merge testing before pixel shader is exectued.</text:p>
                <text:list>
                  <text:list-item>
                    <text:p text:style-name="P10">Z value of fragment is available after rasterization and it can be used for testing visibility and culling if hidden before pixel shader → <text:span text:style-name="T10">early-z</text:span> technique</text:p>
                  </text:list-item>
                  <text:list-item>
                    <text:p text:style-name="P10">Note that pixel shader can change z-depth of the fragment or discard whole fragment. In this case, early-z is not possible. </text:p>
                  </text:list-item>
                </text:list>
              </text:list-item>
            </text:list>
          </draw:text-box>
        </draw:frame>
        <presentation:notes draw:style-name="dp2">
          <draw:page-thumbnail draw:style-name="gr1" draw:layer="layout" svg:width="19.798cm" svg:height="11.136cm" svg:x="0.6cm" svg:y="2.257cm" draw:page-number="42" presentation:class="page"/>
          <draw:frame presentation:style-name="pr3" draw:text-style-name="P11" draw:layer="layout" svg:width="16.799cm" svg:height="13.364cm" svg:x="2.1cm" svg:y="14.107cm" presentation:class="notes" presentation:placeholder="true">
            <draw:text-box/>
          </draw:frame>
        </presentation:notes>
      </draw:page>
      <draw:page draw:name="page43" draw:style-name="dp1" draw:master-page-name="Default" presentation:presentation-page-layout-name="AL3T1">
        <draw:frame presentation:style-name="pr11" draw:text-style-name="P5" draw:layer="layout" svg:width="25.199cm" svg:height="2.629cm" svg:x="1.4cm" svg:y="0.628cm" presentation:class="title" presentation:user-transformed="true">
          <draw:text-box>
            <text:p text:style-name="P4"><text:span text:style-name="T1">Pixel processing: alpha channel</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Color buffer also contains information about</text:span><text:span text:style-name="T4"> alpha value – alpha channel.</text:span></text:p>
              </text:list-item>
              <text:list-item>
                <text:p><text:span text:style-name="T1">Alpha value stores opacity value for each pixel.</text:span></text:p>
              </text:list-item>
              <text:list-item>
                <text:p><text:span text:style-name="T1">Alpha value can be used for selective discarding of pixels using alpha test feature of pixel (fragment) shader.</text:span></text:p>
                <text:list>
                  <text:list-item>
                    <text:p><text:span text:style-name="T1">Using this test, we can ensure that fully transparent pixels/fragments do not affect the z-buffer</text:span></text:p>
                  </text:list-item>
                </text:list>
              </text:list-item>
            </text:list>
          </draw:text-box>
        </draw:frame>
        <presentation:notes draw:style-name="dp2">
          <draw:page-thumbnail draw:style-name="gr1" draw:layer="layout" svg:width="19.798cm" svg:height="11.136cm" svg:x="0.6cm" svg:y="2.257cm" draw:page-number="43" presentation:class="page"/>
          <draw:frame presentation:style-name="pr3" draw:text-style-name="P3" draw:layer="layout" svg:width="16.799cm" svg:height="13.364cm" svg:x="2.1cm" svg:y="14.107cm" presentation:class="notes" presentation:placeholder="true">
            <draw:text-box/>
          </draw:frame>
        </presentation:notes>
      </draw:page>
      <draw:page draw:name="page44"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9">Pixel processing: stencil buffer </text:p>
          </draw:text-box>
        </draw:frame>
        <draw:frame presentation:style-name="pr5" draw:text-style-name="P1" draw:layer="layout" svg:width="25.199cm" svg:height="9.134cm" svg:x="1.4cm" svg:y="3.685cm" presentation:class="outline" presentation:user-transformed="true">
          <draw:text-box>
            <text:list text:style-name="L2">
              <text:list-item>
                <text:p text:style-name="P10">Stencil buffer is the type of so called <text:span text:style-name="T10">offscreen buffer* –</text:span><text:span text:style-name="T11"> buffer that records locations of rendered primitives but not for directly showing on a screen rather used for pixel merging stage.</text:span></text:p>
                <text:list>
                  <text:list-item>
                    <text:p text:style-name="P10"><text:span text:style-name="T11">For example, we can render filled rectangle into stencil buffer. This buffer is then used to render scene primitives into the color buffer only where the rectangle is present</text:span></text:p>
                  </text:list-item>
                </text:list>
              </text:list-item>
              <text:list-item>
                <text:p text:style-name="P10"><text:span text:style-name="T11">Stencil buffer is used in combination with different operators which are offers powerful tool for generating some special effects.</text:span></text:p>
              </text:list-item>
            </text:list>
          </draw:text-box>
        </draw:frame>
        <draw:frame draw:style-name="gr4" draw:text-style-name="P13" draw:layer="layout" svg:width="26.924cm" svg:height="0.687cm" svg:x="0.508cm" svg:y="13.97cm">
          <draw:text-box>
            <text:p text:style-name="P12"><text:span text:style-name="T2">* This type of buffer is often used for advanced rendering (shading) techniques not only for stencil buffer.</text:span></text:p>
          </draw:text-box>
        </draw:frame>
        <presentation:notes draw:style-name="dp2">
          <draw:page-thumbnail draw:style-name="gr1" draw:layer="layout" svg:width="19.798cm" svg:height="11.136cm" svg:x="0.6cm" svg:y="2.257cm" draw:page-number="44" presentation:class="page"/>
          <draw:frame presentation:style-name="pr3" draw:text-style-name="P3" draw:layer="layout" svg:width="16.799cm" svg:height="13.364cm" svg:x="2.1cm" svg:y="14.107cm" presentation:class="notes" presentation:placeholder="true">
            <draw:text-box/>
          </draw:frame>
        </presentation:notes>
      </draw:page>
      <draw:page draw:name="page45" draw:style-name="dp1" draw:master-page-name="Default" presentation:presentation-page-layout-name="AL3T1">
        <draw:frame presentation:style-name="pr1" draw:text-style-name="P9" draw:layer="layout" svg:width="25.199cm" svg:height="2.629cm" svg:x="1.4cm" svg:y="0.628cm" presentation:class="title" presentation:user-transformed="true">
          <draw:text-box>
            <text:p text:style-name="P9">Pixel merging: color blending</text:p>
          </draw:text-box>
        </draw:frame>
        <draw:frame presentation:style-name="pr5" draw:text-style-name="P10" draw:layer="layout" svg:width="25.199cm" svg:height="9.134cm" svg:x="1.4cm" svg:y="3.685cm" presentation:class="outline" presentation:user-transformed="true">
          <draw:text-box>
            <text:list text:style-name="L2">
              <text:list-item>
                <text:p text:style-name="P10">As mentioned, merging stage is not programmable but highly configurable. </text:p>
              </text:list-item>
              <text:list-item>
                <text:p text:style-name="P10">Color blending in particular can be set up to perform a large number of operations: combinations of multiplication, addition, subtractions, min, max, bitwise logic involving color and alpha values</text:p>
              </text:list-item>
            </text:list>
          </draw:text-box>
        </draw:frame>
        <presentation:notes draw:style-name="dp2">
          <draw:page-thumbnail draw:style-name="gr1" draw:layer="layout" svg:width="19.798cm" svg:height="11.136cm" svg:x="0.6cm" svg:y="2.257cm" draw:page-number="45" presentation:class="page"/>
          <draw:frame presentation:style-name="pr3" draw:text-style-name="P11" draw:layer="layout" svg:width="16.799cm" svg:height="13.364cm" svg:x="2.1cm" svg:y="14.107cm" presentation:class="notes" presentation:placeholder="true">
            <draw:text-box/>
          </draw:frame>
        </presentation:notes>
      </draw:page>
      <draw:page draw:name="page46"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Multiple render targets</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Instead of sending results of pixel shader’s program to just <text:s/>color and z-buffer, multiple sets of values can be generated for each fragment and saved to different buffers – </text:span><text:span text:style-name="T4">render targets</text:span><text:span text:style-name="T1">.</text:span></text:p>
              </text:list-item>
              <text:list-item>
                <text:p><text:span text:style-name="T1">Multiple rendering targets functionality is powerful aid in performing rendering algorithms more efficiently.</text:span></text:p>
                <text:list>
                  <text:list-item>
                    <text:p><text:span text:style-name="T1">Single rendering pass can generate a color image in one target, object identifiers in second and world space distances in third.</text:span></text:p>
                  </text:list-item>
                  <text:list-item>
                    <text:p><text:span text:style-name="T1">This inspired different type of rendering pipeline called </text:span><text:span text:style-name="T4">deferred shading – </text:span><text:span text:style-name="T13">visibility pass and shading are done in separate passes. First pass stores data about object’s location and material at each pixel. Successive passes can efficiently apply illumination and other effects.</text:span></text:p>
                  </text:list-item>
                </text:list>
              </text:list-item>
              <text:list-item>
                <text:p><text:span text:style-name="T13">Different buffers that are generated can be used for </text:span><text:span text:style-name="T4">compositing</text:span><text:span text:style-name="T13"> purposes.</text:span></text:p>
              </text:list-item>
            </text:list>
          </draw:text-box>
        </draw:frame>
        <presentation:notes draw:style-name="dp2">
          <draw:page-thumbnail draw:style-name="gr1" draw:layer="layout" svg:width="19.798cm" svg:height="11.136cm" svg:x="0.6cm" svg:y="2.257cm" draw:page-number="46" presentation:class="page"/>
          <draw:frame presentation:style-name="pr3" draw:text-style-name="P3" draw:layer="layout" svg:width="16.799cm" svg:height="13.364cm" svg:x="2.1cm" svg:y="14.107cm" presentation:class="notes" presentation:placeholder="true">
            <draw:text-box/>
          </draw:frame>
        </presentation:notes>
      </draw:page>
      <draw:page draw:name="page47"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9">Digression: Note on pixel shader</text:p>
          </draw:text-box>
        </draw:frame>
        <draw:frame presentation:style-name="pr5" draw:text-style-name="P1" draw:layer="layout" svg:width="25.199cm" svg:height="9.134cm" svg:x="1.4cm" svg:y="3.685cm" presentation:class="outline" presentation:user-transformed="true">
          <draw:text-box>
            <text:list text:style-name="L2">
              <text:list-item>
                <text:p text:style-name="P10">Pixel shader can write to a render target at only the fragment location handed to it – reading of current results from neighboring pixels is not possible – computations are performed only at given pixel. </text:p>
              </text:list-item>
              <text:list-item>
                <text:p text:style-name="P10">To solve this problem, output image can be created with all required data and accessed by a pixel shader in a later pass. </text:p>
              </text:list-item>
              <text:list-item>
                <text:p text:style-name="P10">Also, pixel shader is provided with the amounts by which any interpolated values change per pixel along x and y direction – gradient (derivative) information.</text:p>
                <text:list>
                  <text:list-item>
                    <text:p text:style-name="P10">This is, for example, useful for texture filtering – where it is important to know how much of texture image covers a pixel.</text:p>
                  </text:list-item>
                </text:list>
              </text:list-item>
              <text:list-item>
                <text:p text:style-name="P10">Graphics APIs (e.g., OpenGL, Vulkan and DirectX) are constantly evolving enabling more flexibility*. </text:p>
              </text:list-item>
            </text:list>
          </draw:text-box>
        </draw:frame>
        <draw:frame draw:style-name="gr4" draw:text-style-name="P13" draw:layer="layout" svg:width="27.432cm" svg:height="0.687cm" svg:x="0.254cm" svg:y="13.97cm">
          <draw:text-box>
            <text:p text:style-name="P12"><text:span text:style-name="T7">* DX11 introduced a buffer type that allows write access to any location – unordered access view <text:s/>(UAV). OpenGL calls this buffer shader storage buffer object (SSBO).</text:span></text:p>
          </draw:text-box>
        </draw:frame>
        <presentation:notes draw:style-name="dp1">
          <draw:page-thumbnail draw:style-name="gr1" draw:layer="layout" svg:width="19.798cm" svg:height="11.136cm" svg:x="0.6cm" svg:y="2.257cm" draw:page-number="47" presentation:class="page"/>
          <draw:frame presentation:style-name="pr3" draw:text-style-name="P16" draw:layer="layout" svg:width="16.799cm" svg:height="13.364cm" svg:x="2.1cm" svg:y="14.107cm" presentation:class="notes" presentation:placeholder="true">
            <draw:text-box/>
          </draw:frame>
        </presentation:notes>
      </draw:page>
      <draw:page draw:name="page48" draw:style-name="dp1" draw:master-page-name="Default" presentation:presentation-page-layout-name="AL3T1">
        <draw:frame presentation:style-name="pr1" draw:text-style-name="P9" draw:layer="layout" svg:width="25.199cm" svg:height="2.629cm" svg:x="1.4cm" svg:y="0.628cm" presentation:class="title" presentation:user-transformed="true">
          <draw:text-box>
            <text:p text:style-name="P9">Compute shader</text:p>
          </draw:text-box>
        </draw:frame>
        <draw:frame presentation:style-name="pr5" draw:text-style-name="P10" draw:layer="layout" svg:width="25.199cm" svg:height="11.301cm" svg:x="1.4cm" svg:y="3.685cm" presentation:class="outline" presentation:user-transformed="true">
          <draw:text-box>
            <text:list text:style-name="L2">
              <text:list-item>
                <text:p text:style-name="P10">Compute shader is form of GPU computing, not locked into a location in the graphics pipeline.</text:p>
                <text:list>
                  <text:list-item>
                    <text:p text:style-name="P10">It is like shader we discussed: it has some input data, can access buffers (e.g., texture) for input and output.</text:p>
                  </text:list-item>
                  <text:list-item>
                    <text:p text:style-name="P10">Using hardware this way is called GPU computing – CUDA and OpenCL are used to control the GPU as massive parallel processor.</text:p>
                  </text:list-item>
                </text:list>
              </text:list-item>
              <text:list-item>
                <text:p text:style-name="P10">It is closely tied to the process of rendering graphics API: it is used alongside vertex, pixel and other shaders.</text:p>
              </text:list-item>
              <text:list-item>
                <text:p text:style-name="P10">It is used in:</text:p>
                <text:list>
                  <text:list-item>
                    <text:p text:style-name="P10">Post-processing: modifying rendered image with certain operations</text:p>
                  </text:list-item>
                  <text:list-item>
                    <text:p text:style-name="P10">Particle systems: computing behavior of particles</text:p>
                  </text:list-item>
                  <text:list-item>
                    <text:p text:style-name="P10">Mesh processing: facial animation</text:p>
                  </text:list-item>
                  <text:list-item>
                    <text:p text:style-name="P10">Culling</text:p>
                  </text:list-item>
                  <text:list-item>
                    <text:p text:style-name="P10">Image filtering</text:p>
                  </text:list-item>
                  <text:list-item>
                    <text:p text:style-name="P10">Improving depth precision</text:p>
                  </text:list-item>
                  <text:list-item>
                    <text:p text:style-name="P10">Shadows calculation</text:p>
                  </text:list-item>
                  <text:list-item>
                    <text:p text:style-name="P10">Depth of field</text:p>
                  </text:list-item>
                  <text:list-item>
                    <text:p text:style-name="P10">Replacing tessellation hull shaders.</text:p>
                  </text:list-item>
                </text:list>
              </text:list-item>
              <text:list-item>
                <text:p text:style-name="P10">With compute shaders, GPU can be used more than implementing traditional graphics pipelines:</text:p>
                <text:list>
                  <text:list-item>
                    <text:p text:style-name="P10">Training neural networks</text:p>
                  </text:list-item>
                </text:list>
              </text:list-item>
            </text:list>
          </draw:text-box>
        </draw:frame>
        <presentation:notes draw:style-name="dp2">
          <draw:page-thumbnail draw:style-name="gr1" draw:layer="layout" svg:width="19.798cm" svg:height="11.136cm" svg:x="0.6cm" svg:y="2.257cm" draw:page-number="48" presentation:class="page"/>
          <draw:frame presentation:style-name="pr3" draw:text-style-name="P11" draw:layer="layout" svg:width="16.799cm" svg:height="13.364cm" svg:x="2.1cm" svg:y="14.107cm" presentation:class="notes" presentation:placeholder="true">
            <draw:text-box/>
          </draw:frame>
        </presentation:notes>
      </draw:page>
      <draw:page draw:name="page49"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Displaying pipeline output</text:span><text:span text:style-name="T1"><text:tab/></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3">Primitives that have reached and passed </text:span><text:span text:style-name="T1">rasterizer stage (remember that a lot of those are discarded) are visible from camera point of view</text:span></text:p>
              </text:list-item>
              <text:list-item>
                <text:p><text:span text:style-name="T1">Display device will show color buffer after all operations are done.</text:span></text:p>
              </text:list-item>
              <text:list-item>
                <text:p><text:span text:style-name="T1">As this takes some time (visible to human eye), a technique called </text:span><text:span text:style-name="T4">double buffering</text:span><text:span text:style-name="T1"> is used.</text:span></text:p>
                <text:list>
                  <text:list-item>
                    <text:p><text:span text:style-name="T1">Rendering of screen is performed in a </text:span><text:span text:style-name="T4">back buffer –</text:span><text:span text:style-name="T13"> a off screen buffer.</text:span></text:p>
                  </text:list-item>
                  <text:list-item>
                    <text:p><text:span text:style-name="T13">Contents of back buffer are swapped with the contents of </text:span><text:span text:style-name="T4">front buffer – </text:span><text:span text:style-name="T13">buffer which is shown on display device.</text:span></text:p>
                  </text:list-item>
                  <text:list-item>
                    <text:p><text:span text:style-name="T13">Swapping process occurs* during </text:span><text:span text:style-name="T4">vertical trace</text:span><text:span text:style-name="T13"> – a time when it is safe to do so.</text:span></text:p>
                  </text:list-item>
                </text:list>
              </text:list-item>
            </text:list>
          </draw:text-box>
        </draw:frame>
        <draw:frame draw:style-name="gr2" draw:text-style-name="P6" draw:layer="layout" svg:width="27.178cm" svg:height="0.687cm" svg:x="0.508cm" svg:y="14.224cm">
          <draw:text-box>
            <text:p><text:span text:style-name="T2">* In APIs such as OpenGL and Vulkan the term swap chain is used for this process https://en.wikipedia.org/wiki/Swap_chain</text:span></text:p>
          </draw:text-box>
        </draw:frame>
        <presentation:notes draw:style-name="dp2">
          <draw:page-thumbnail draw:style-name="gr1" draw:layer="layout" svg:width="19.798cm" svg:height="11.136cm" svg:x="0.6cm" svg:y="2.257cm" draw:page-number="49" presentation:class="page"/>
          <draw:frame presentation:style-name="pr3" draw:text-style-name="P3" draw:layer="layout" svg:width="16.799cm" svg:height="13.364cm" svg:x="2.1cm" svg:y="14.107cm" presentation:class="notes" presentation:placeholder="true">
            <draw:text-box/>
          </draw:frame>
        </presentation:notes>
      </draw:page>
      <draw:page draw:name="page50"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9">Example of pipeline in application</text:p>
          </draw:text-box>
        </draw:frame>
        <draw:frame presentation:style-name="pr5" draw:text-style-name="P18" draw:layer="layout" svg:width="25.199cm" svg:height="11.047cm" svg:x="1.4cm" svg:y="3.685cm" presentation:class="outline" presentation:user-transformed="true">
          <draw:text-box>
            <text:list text:style-name="L2">
              <text:list-item>
                <text:p text:style-name="P10">Example: CAD program</text:p>
              </text:list-item>
              <text:list-item>
                <text:p text:style-name="P10">Application stage:</text:p>
                <text:list>
                  <text:list-item>
                    <text:p text:style-name="P10">Enables user to select and move parts of the model. Selection and movement is done using mouse pointer. Thus, application stage must translate mouse movement into transformation matrix (e.g., translation or rotation) which is used in subsequent stage</text:p>
                  </text:list-item>
                  <text:list-item>
                    <text:p text:style-name="P10">Enables user to move camera in 3D scene to view the model from different angles. Thus, camera parameters such as position and view direction must be updated by application.</text:p>
                  </text:list-item>
                  <text:list-item>
                    <text:p text:style-name="P10">For each frame (CAD programs are real-time when in modeling mode) application must provide information for next – geometry stage: camera position, lighting and primitives of the model.</text:p>
                  </text:list-item>
                </text:list>
              </text:list-item>
              <text:list-item>
                <text:p text:style-name="P10">Geometry processing</text:p>
                <text:list>
                  <text:list-item>
                    <text:p text:style-name="P10">Application provided parameters of the camera which includes projection matrix. Next, application, for each object, calculates a matrix which describes location and orientation of the object. </text:p>
                  </text:list-item>
                  <text:list-item>
                    <text:p text:style-name="P10">Object is put in view space and optionally shading per vertices is preformed using provided light and material information. </text:p>
                  </text:list-item>
                  <text:list-item>
                    <text:p text:style-name="P10">Projection is applied on the object tranforming it in unit cube space that represents what the eye sees. Primitives outside of that cube are discarded. Primitives intersecting this cube are clipped. </text:p>
                  </text:list-item>
                  <text:list-item>
                    <text:p text:style-name="P10">Finally, vertices are mapped into the window on the screen</text:p>
                  </text:list-item>
                </text:list>
              </text:list-item>
              <text:list-item>
                <text:p text:style-name="P10">Rasterization</text:p>
                <text:list>
                  <text:list-item>
                    <text:p text:style-name="P10">All primitives coming from geometry stage are rasterized: all pixels (fragments) inside a primitive are found and sent for pixel processing.</text:p>
                  </text:list-item>
                </text:list>
              </text:list-item>
              <text:list-item>
                <text:p text:style-name="P10">Pixel processing</text:p>
                <text:list>
                  <text:list-item>
                    <text:p text:style-name="P10">Color of each pixel obtained from rasterization is computed using material information (colors, textures, shading equations) and visibility is resolved using z-buffer algorithm with optional discard and stencil testing.</text:p>
                  </text:list-item>
                  <text:list-item>
                    <text:p text:style-name="P10">Each object is processed and final image is displayed. </text:p>
                  </text:list-item>
                </text:list>
              </text:list-item>
            </text:list>
          </draw:text-box>
        </draw:frame>
        <presentation:notes draw:style-name="dp2">
          <draw:page-thumbnail draw:style-name="gr1" draw:layer="layout" svg:width="19.798cm" svg:height="11.136cm" svg:x="0.6cm" svg:y="2.257cm" draw:page-number="50" presentation:class="page"/>
          <draw:frame presentation:style-name="pr3" draw:text-style-name="P3" draw:layer="layout" svg:width="16.799cm" svg:height="13.364cm" svg:x="2.1cm" svg:y="14.107cm" presentation:class="notes" presentation:placeholder="true">
            <draw:text-box/>
          </draw:frame>
        </presentation:notes>
      </draw:page>
      <draw:page draw:name="page51" draw:style-name="dp1" draw:master-page-name="Default" presentation:presentation-page-layout-name="AL3T1">
        <draw:frame presentation:style-name="pr12" draw:text-style-name="P1" draw:layer="layout" svg:width="25.199cm" svg:height="3.473cm" svg:x="1.4cm" svg:y="0.206cm" presentation:class="title" presentation:user-transformed="true">
          <draw:text-box>
            <text:p text:style-name="P9">Application of graphics rendering pipeine</text:p>
          </draw:text-box>
        </draw:frame>
        <draw:frame presentation:style-name="pr5" draw:text-style-name="P1" draw:layer="layout" svg:width="25.199cm" svg:height="9.134cm" svg:x="1.4cm" svg:y="3.685cm" presentation:class="outline" presentation:user-transformed="true">
          <draw:text-box>
            <text:list text:style-name="L2">
              <text:list-item>
                <text:p text:style-name="P10">Graphics rendering pipeline is implemented on GPUs and is basis for real-time rendering</text:p>
              </text:list-item>
              <text:list-item>
                <text:p text:style-name="P10">Now, we will discuss practical application of graphics rendering pipeline.</text:p>
              </text:list-item>
            </text:list>
          </draw:text-box>
        </draw:frame>
        <presentation:notes draw:style-name="dp2">
          <draw:page-thumbnail draw:style-name="gr1" draw:layer="layout" svg:width="19.798cm" svg:height="11.136cm" svg:x="0.6cm" svg:y="2.257cm" draw:page-number="51" presentation:class="page"/>
          <draw:frame presentation:style-name="pr3" draw:text-style-name="P3" draw:layer="layout" svg:width="16.799cm" svg:height="13.364cm" svg:x="2.1cm" svg:y="14.107cm" presentation:class="notes" presentation:placeholder="true">
            <draw:text-box/>
          </draw:frame>
        </presentation:notes>
      </draw:page>
      <draw:page draw:name="page52" draw:style-name="dp1" draw:master-page-name="Default" presentation:presentation-page-layout-name="AL3T1">
        <draw:frame presentation:style-name="pr1" draw:text-style-name="P1" draw:layer="layout" svg:width="25.199cm" svg:height="2.629cm" svg:x="1.4cm" svg:y="0.628cm" presentation:class="title" presentation:user-transformed="true">
          <draw:text-box>
            <text:p text:style-name="P4"><text:span text:style-name="T1">Graphics rendering pipeline: OpenGL</text:span></text:p>
          </draw:text-box>
        </draw:frame>
        <draw:frame presentation:style-name="pr5" draw:text-style-name="P1" draw:layer="layout" svg:width="25.199cm" svg:height="9.134cm" svg:x="1.4cm" svg:y="3.685cm" presentation:class="outline" presentation:placeholder="true" presentation:user-transformed="true">
          <draw:text-box/>
        </draw:frame>
        <presentation:notes draw:style-name="dp2">
          <draw:page-thumbnail draw:style-name="gr1" draw:layer="layout" svg:width="19.798cm" svg:height="11.136cm" svg:x="0.6cm" svg:y="2.257cm" draw:page-number="52"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41</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41</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4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4T07:43:16.775953044</meta:creation-date>
    <dc:date>2022-12-02T10:06:35.700895229</dc:date>
    <meta:editing-duration>PT7H57M36S</meta:editing-duration>
    <meta:editing-cycles>214</meta:editing-cycles>
    <meta:generator>LibreOffice/6.4.7.2$Linux_X86_64 LibreOffice_project/40$Build-2</meta:generator>
    <meta:document-statistic meta:object-count="265"/>
  </office:meta>
</office:document-meta>
</file>